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8-01T00:00:00" table:style-name="ce5">
            <text:p>2019/8/1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47031" table:style-name="ce6">
            <text:p>47,031<text:s/></text:p>
          </table:table-cell>
          <table:table-cell office:value-type="float" office:value="48666" table:style-name="ce6">
            <text:p>48,666<text:s/></text:p>
          </table:table-cell>
          <table:table-cell office:value-type="float" office:value="26062" table:style-name="ce6">
            <text:p>26,062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29703" table:style-name="ce6">
            <text:p>29,703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21597" table:style-name="ce6">
            <text:p>21,597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35396" table:style-name="ce6">
            <text:p>35,396<text:s/></text:p>
          </table:table-cell>
          <table:table-cell office:value-type="float" office:value="30623" table:style-name="ce6">
            <text:p>30,623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38595" table:style-name="ce6">
            <text:p>38,595<text:s/></text:p>
          </table:table-cell>
          <table:table-cell office:value-type="float" office:value="28459" table:style-name="ce6">
            <text:p>28,459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28092" table:style-name="ce6">
            <text:p>28,092<text:s/></text:p>
          </table:table-cell>
          <table:table-cell office:value-type="float" office:value="159098" table:style-name="ce6">
            <text:p>159,098<text:s/></text:p>
          </table:table-cell>
          <table:table-cell office:value-type="float" office:value="44938" table:style-name="ce6">
            <text:p>44,938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3888" table:style-name="ce6">
            <text:p>23,888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29624" table:style-name="ce6">
            <text:p>29,624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24344" table:style-name="ce6">
            <text:p>24,344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8899" table:style-name="ce6">
            <text:p>18,89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8929" table:style-name="ce6">
            <text:p>28,929<text:s/></text:p>
          </table:table-cell>
          <table:table-cell office:value-type="float" office:value="45091" table:style-name="ce6">
            <text:p>45,091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75129" table:style-name="ce6">
            <text:p>75,129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34310" table:style-name="ce6">
            <text:p>34,310<text:s/></text:p>
          </table:table-cell>
          <table:table-cell office:value-type="float" office:value="39884" table:style-name="ce6">
            <text:p>39,884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68031" table:style-name="ce6">
            <text:p>68,031<text:s/></text:p>
          </table:table-cell>
          <table:table-cell office:value-type="float" office:value="20858" table:style-name="ce6">
            <text:p>20,858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48956" table:style-name="ce6">
            <text:p>48,956<text:s/></text:p>
          </table:table-cell>
          <table:table-cell office:value-type="float" office:value="20224" table:style-name="ce6">
            <text:p>20,224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44366" table:style-name="ce6">
            <text:p>44,366<text:s/></text:p>
          </table:table-cell>
          <table:table-cell office:value-type="float" office:value="26105" table:style-name="ce6">
            <text:p>26,105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9141" table:style-name="ce6">
            <text:p>9,141<text:s/></text:p>
          </table:table-cell>
          <table:table-cell table:number-columns-repeated="16275"/>
        </table:table-row>
        <table:table-row table:style-name="ro2">
          <table:table-cell office:value-type="date" office:date-value="2019-08-02T00:00:00" table:style-name="ce5">
            <text:p>2019/8/2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48149" table:style-name="ce6">
            <text:p>48,149<text:s/></text:p>
          </table:table-cell>
          <table:table-cell office:value-type="float" office:value="54960" table:style-name="ce6">
            <text:p>54,960<text:s/></text:p>
          </table:table-cell>
          <table:table-cell office:value-type="float" office:value="26825" table:style-name="ce6">
            <text:p>26,825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29608" table:style-name="ce6">
            <text:p>29,60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29168" table:style-name="ce6">
            <text:p>29,168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36175" table:style-name="ce6">
            <text:p>36,175<text:s/></text:p>
          </table:table-cell>
          <table:table-cell office:value-type="float" office:value="31091" table:style-name="ce6">
            <text:p>31,091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39334" table:style-name="ce6">
            <text:p>39,334<text:s/></text:p>
          </table:table-cell>
          <table:table-cell office:value-type="float" office:value="28821" table:style-name="ce6">
            <text:p>28,821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8883" table:style-name="ce6">
            <text:p>28,883<text:s/></text:p>
          </table:table-cell>
          <table:table-cell office:value-type="float" office:value="191305" table:style-name="ce6">
            <text:p>191,305<text:s/></text:p>
          </table:table-cell>
          <table:table-cell office:value-type="float" office:value="49750" table:style-name="ce6">
            <text:p>49,750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31674" table:style-name="ce6">
            <text:p>31,674<text:s/></text:p>
          </table:table-cell>
          <table:table-cell office:value-type="float" office:value="30771" table:style-name="ce6">
            <text:p>30,771<text:s/></text:p>
          </table:table-cell>
          <table:table-cell office:value-type="float" office:value="24847" table:style-name="ce6">
            <text:p>24,847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32577" table:style-name="ce6">
            <text:p>32,577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33884" table:style-name="ce6">
            <text:p>33,884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50448" table:style-name="ce6">
            <text:p>50,448<text:s/></text:p>
          </table:table-cell>
          <table:table-cell office:value-type="float" office:value="42467" table:style-name="ce6">
            <text:p>42,467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85509" table:style-name="ce6">
            <text:p>85,509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36777" table:style-name="ce6">
            <text:p>36,777<text:s/></text:p>
          </table:table-cell>
          <table:table-cell office:value-type="float" office:value="43745" table:style-name="ce6">
            <text:p>43,745<text:s/></text:p>
          </table:table-cell>
          <table:table-cell office:value-type="float" office:value="27886" table:style-name="ce6">
            <text:p>27,886<text:s/></text:p>
          </table:table-cell>
          <table:table-cell office:value-type="float" office:value="78223" table:style-name="ce6">
            <text:p>78,223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54410" table:style-name="ce6">
            <text:p>54,410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45695" table:style-name="ce6">
            <text:p>45,695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27884" table:style-name="ce6">
            <text:p>27,884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32085" table:style-name="ce6">
            <text:p>32,085<text:s/></text:p>
          </table:table-cell>
          <table:table-cell office:value-type="float" office:value="29619" table:style-name="ce6">
            <text:p>29,619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9156" table:style-name="ce6">
            <text:p>9,156<text:s/></text:p>
          </table:table-cell>
          <table:table-cell table:number-columns-repeated="16275"/>
        </table:table-row>
        <table:table-row table:style-name="ro2">
          <table:table-cell office:value-type="date" office:date-value="2019-08-03T00:00:00" table:style-name="ce5">
            <text:p>2019/8/3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27761" table:style-name="ce6">
            <text:p>27,761<text:s/></text:p>
          </table:table-cell>
          <table:table-cell office:value-type="float" office:value="52299" table:style-name="ce6">
            <text:p>52,299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26129" table:style-name="ce6">
            <text:p>26,129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33368" table:style-name="ce6">
            <text:p>33,368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192846" table:style-name="ce6">
            <text:p>192,846<text:s/></text:p>
          </table:table-cell>
          <table:table-cell office:value-type="float" office:value="52012" table:style-name="ce6">
            <text:p>52,012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29419" table:style-name="ce6">
            <text:p>29,419<text:s/></text:p>
          </table:table-cell>
          <table:table-cell office:value-type="float" office:value="34091" table:style-name="ce6">
            <text:p>34,091<text:s/></text:p>
          </table:table-cell>
          <table:table-cell office:value-type="float" office:value="30028" table:style-name="ce6">
            <text:p>30,028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24267" table:style-name="ce6">
            <text:p>24,267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37486" table:style-name="ce6">
            <text:p>37,486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5019" table:style-name="ce6">
            <text:p>15,019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29665" table:style-name="ce6">
            <text:p>29,665<text:s/></text:p>
          </table:table-cell>
          <table:table-cell office:value-type="float" office:value="46831" table:style-name="ce6">
            <text:p>46,831<text:s/></text:p>
          </table:table-cell>
          <table:table-cell office:value-type="float" office:value="35371" table:style-name="ce6">
            <text:p>35,371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30708" table:style-name="ce6">
            <text:p>30,708<text:s/></text:p>
          </table:table-cell>
          <table:table-cell office:value-type="float" office:value="95022" table:style-name="ce6">
            <text:p>95,022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36332" table:style-name="ce6">
            <text:p>36,332<text:s/></text:p>
          </table:table-cell>
          <table:table-cell office:value-type="float" office:value="37834" table:style-name="ce6">
            <text:p>37,834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70221" table:style-name="ce6">
            <text:p>70,221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59547" table:style-name="ce6">
            <text:p>59,547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41392" table:style-name="ce6">
            <text:p>41,392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26829" table:style-name="ce6">
            <text:p>26,829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8164" table:style-name="ce6">
            <text:p>8,164<text:s/></text:p>
          </table:table-cell>
          <table:table-cell table:number-columns-repeated="16275"/>
        </table:table-row>
        <table:table-row table:style-name="ro2">
          <table:table-cell office:value-type="date" office:date-value="2019-08-04T00:00:00" table:style-name="ce5">
            <text:p>2019/8/4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42400" table:style-name="ce6">
            <text:p>42,400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20495" table:style-name="ce6">
            <text:p>20,495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74164" table:style-name="ce6">
            <text:p>174,164<text:s/></text:p>
          </table:table-cell>
          <table:table-cell office:value-type="float" office:value="41585" table:style-name="ce6">
            <text:p>41,585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39497" table:style-name="ce6">
            <text:p>39,49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43507" table:style-name="ce6">
            <text:p>43,507<text:s/></text:p>
          </table:table-cell>
          <table:table-cell office:value-type="float" office:value="30645" table:style-name="ce6">
            <text:p>30,645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77327" table:style-name="ce6">
            <text:p>77,327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29664" table:style-name="ce6">
            <text:p>29,664<text:s/></text:p>
          </table:table-cell>
          <table:table-cell office:value-type="float" office:value="29087" table:style-name="ce6">
            <text:p>29,087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56546" table:style-name="ce6">
            <text:p>56,546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49388" table:style-name="ce6">
            <text:p>49,388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6723" table:style-name="ce6">
            <text:p>6,723<text:s/></text:p>
          </table:table-cell>
          <table:table-cell table:number-columns-repeated="16275"/>
        </table:table-row>
        <table:table-row table:style-name="ro2">
          <table:table-cell office:value-type="date" office:date-value="2019-08-05T00:00:00" table:style-name="ce5">
            <text:p>2019/8/5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44801" table:style-name="ce6">
            <text:p>44,801<text:s/></text:p>
          </table:table-cell>
          <table:table-cell office:value-type="float" office:value="47049" table:style-name="ce6">
            <text:p>47,049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34596" table:style-name="ce6">
            <text:p>34,596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38108" table:style-name="ce6">
            <text:p>38,108<text:s/></text:p>
          </table:table-cell>
          <table:table-cell office:value-type="float" office:value="27475" table:style-name="ce6">
            <text:p>27,475<text:s/></text:p>
          </table:table-cell>
          <table:table-cell office:value-type="float" office:value="25868" table:style-name="ce6">
            <text:p>25,868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158883" table:style-name="ce6">
            <text:p>158,883<text:s/></text:p>
          </table:table-cell>
          <table:table-cell office:value-type="float" office:value="42860" table:style-name="ce6">
            <text:p>42,860<text:s/></text:p>
          </table:table-cell>
          <table:table-cell office:value-type="float" office:value="26348" table:style-name="ce6">
            <text:p>26,348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27974" table:style-name="ce6">
            <text:p>27,974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31915" table:style-name="ce6">
            <text:p>31,915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33163" table:style-name="ce6">
            <text:p>33,163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28207" table:style-name="ce6">
            <text:p>28,207<text:s/></text:p>
          </table:table-cell>
          <table:table-cell office:value-type="float" office:value="44582" table:style-name="ce6">
            <text:p>44,582<text:s/></text:p>
          </table:table-cell>
          <table:table-cell office:value-type="float" office:value="40547" table:style-name="ce6">
            <text:p>40,547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9287" table:style-name="ce6">
            <text:p>29,287<text:s/></text:p>
          </table:table-cell>
          <table:table-cell office:value-type="float" office:value="74792" table:style-name="ce6">
            <text:p>74,792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33626" table:style-name="ce6">
            <text:p>33,626<text:s/></text:p>
          </table:table-cell>
          <table:table-cell office:value-type="float" office:value="38015" table:style-name="ce6">
            <text:p>38,015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67280" table:style-name="ce6">
            <text:p>67,280<text:s/></text:p>
          </table:table-cell>
          <table:table-cell office:value-type="float" office:value="19961" table:style-name="ce6">
            <text:p>19,961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42434" table:style-name="ce6">
            <text:p>42,434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42924" table:style-name="ce6">
            <text:p>42,924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6077" table:style-name="ce6">
            <text:p>26,077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30312" table:style-name="ce6">
            <text:p>30,312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8884" table:style-name="ce6">
            <text:p>8,884<text:s/></text:p>
          </table:table-cell>
          <table:table-cell table:number-columns-repeated="16275"/>
        </table:table-row>
        <table:table-row table:style-name="ro2">
          <table:table-cell office:value-type="date" office:date-value="2019-08-06T00:00:00" table:style-name="ce5">
            <text:p>2019/8/6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46503" table:style-name="ce6">
            <text:p>46,503<text:s/></text:p>
          </table:table-cell>
          <table:table-cell office:value-type="float" office:value="48993" table:style-name="ce6">
            <text:p>48,993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29016" table:style-name="ce6">
            <text:p>29,01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18878" table:style-name="ce6">
            <text:p>18,878<text:s/></text:p>
          </table:table-cell>
          <table:table-cell office:value-type="float" office:value="35683" table:style-name="ce6">
            <text:p>35,683<text:s/></text:p>
          </table:table-cell>
          <table:table-cell office:value-type="float" office:value="30133" table:style-name="ce6">
            <text:p>30,133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38997" table:style-name="ce6">
            <text:p>38,997<text:s/></text:p>
          </table:table-cell>
          <table:table-cell office:value-type="float" office:value="28656" table:style-name="ce6">
            <text:p>28,656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156825" table:style-name="ce6">
            <text:p>156,825<text:s/></text:p>
          </table:table-cell>
          <table:table-cell office:value-type="float" office:value="45700" table:style-name="ce6">
            <text:p>45,700<text:s/></text:p>
          </table:table-cell>
          <table:table-cell office:value-type="float" office:value="27081" table:style-name="ce6">
            <text:p>27,081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30529" table:style-name="ce6">
            <text:p>30,529<text:s/></text:p>
          </table:table-cell>
          <table:table-cell office:value-type="float" office:value="29410" table:style-name="ce6">
            <text:p>29,410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9428" table:style-name="ce6">
            <text:p>19,428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33776" table:style-name="ce6">
            <text:p>33,776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9567" table:style-name="ce6">
            <text:p>29,567<text:s/></text:p>
          </table:table-cell>
          <table:table-cell office:value-type="float" office:value="45955" table:style-name="ce6">
            <text:p>45,955<text:s/></text:p>
          </table:table-cell>
          <table:table-cell office:value-type="float" office:value="42034" table:style-name="ce6">
            <text:p>42,034<text:s/></text:p>
          </table:table-cell>
          <table:table-cell office:value-type="float" office:value="28012" table:style-name="ce6">
            <text:p>28,012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75302" table:style-name="ce6">
            <text:p>75,302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34437" table:style-name="ce6">
            <text:p>34,437<text:s/></text:p>
          </table:table-cell>
          <table:table-cell office:value-type="float" office:value="40109" table:style-name="ce6">
            <text:p>40,109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69582" table:style-name="ce6">
            <text:p>69,582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17429" table:style-name="ce6">
            <text:p>17,429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35063" table:style-name="ce6">
            <text:p>35,063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44381" table:style-name="ce6">
            <text:p>44,381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26140" table:style-name="ce6">
            <text:p>26,140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31491" table:style-name="ce6">
            <text:p>31,491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9125" table:style-name="ce6">
            <text:p>9,125<text:s/></text:p>
          </table:table-cell>
          <table:table-cell table:number-columns-repeated="16275"/>
        </table:table-row>
        <table:table-row table:style-name="ro2">
          <table:table-cell office:value-type="date" office:date-value="2019-08-07T00:00:00" table:style-name="ce5">
            <text:p>2019/8/7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48224" table:style-name="ce6">
            <text:p>48,224<text:s/></text:p>
          </table:table-cell>
          <table:table-cell office:value-type="float" office:value="52649" table:style-name="ce6">
            <text:p>52,649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29229" table:style-name="ce6">
            <text:p>29,229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27706" table:style-name="ce6">
            <text:p>27,706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37165" table:style-name="ce6">
            <text:p>37,165<text:s/></text:p>
          </table:table-cell>
          <table:table-cell office:value-type="float" office:value="29265" table:style-name="ce6">
            <text:p>29,265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39719" table:style-name="ce6">
            <text:p>39,719<text:s/></text:p>
          </table:table-cell>
          <table:table-cell office:value-type="float" office:value="28872" table:style-name="ce6">
            <text:p>28,872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162832" table:style-name="ce6">
            <text:p>162,832<text:s/></text:p>
          </table:table-cell>
          <table:table-cell office:value-type="float" office:value="47474" table:style-name="ce6">
            <text:p>47,474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28169" table:style-name="ce6">
            <text:p>28,169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33323" table:style-name="ce6">
            <text:p>33,323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32111" table:style-name="ce6">
            <text:p>32,111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48592" table:style-name="ce6">
            <text:p>48,592<text:s/></text:p>
          </table:table-cell>
          <table:table-cell office:value-type="float" office:value="42957" table:style-name="ce6">
            <text:p>42,957<text:s/></text:p>
          </table:table-cell>
          <table:table-cell office:value-type="float" office:value="28449" table:style-name="ce6">
            <text:p>28,449<text:s/></text:p>
          </table:table-cell>
          <table:table-cell office:value-type="float" office:value="30446" table:style-name="ce6">
            <text:p>30,446<text:s/></text:p>
          </table:table-cell>
          <table:table-cell office:value-type="float" office:value="77390" table:style-name="ce6">
            <text:p>77,390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34638" table:style-name="ce6">
            <text:p>34,638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72915" table:style-name="ce6">
            <text:p>72,915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35191" table:style-name="ce6">
            <text:p>35,191<text:s/></text:p>
          </table:table-cell>
          <table:table-cell office:value-type="float" office:value="21225" table:style-name="ce6">
            <text:p>21,225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46330" table:style-name="ce6">
            <text:p>46,330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27620" table:style-name="ce6">
            <text:p>27,620<text:s/></text:p>
          </table:table-cell>
          <table:table-cell office:value-type="float" office:value="26129" table:style-name="ce6">
            <text:p>26,129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31994" table:style-name="ce6">
            <text:p>31,994<text:s/></text:p>
          </table:table-cell>
          <table:table-cell office:value-type="float" office:value="28399" table:style-name="ce6">
            <text:p>28,399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9172" table:style-name="ce6">
            <text:p>9,172<text:s/></text:p>
          </table:table-cell>
          <table:table-cell table:number-columns-repeated="16275"/>
        </table:table-row>
        <table:table-row table:style-name="ro2">
          <table:table-cell office:value-type="date" office:date-value="2019-08-08T00:00:00" table:style-name="ce5">
            <text:p>2019/8/8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44836" table:style-name="ce6">
            <text:p>44,836<text:s/></text:p>
          </table:table-cell>
          <table:table-cell office:value-type="float" office:value="46414" table:style-name="ce6">
            <text:p>46,414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27556" table:style-name="ce6">
            <text:p>27,556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7110" table:style-name="ce6">
            <text:p>17,110<text:s/></text:p>
          </table:table-cell>
          <table:table-cell office:value-type="float" office:value="34044" table:style-name="ce6">
            <text:p>34,044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36648" table:style-name="ce6">
            <text:p>36,648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26571" table:style-name="ce6">
            <text:p>26,571<text:s/></text:p>
          </table:table-cell>
          <table:table-cell office:value-type="float" office:value="153822" table:style-name="ce6">
            <text:p>153,822<text:s/></text:p>
          </table:table-cell>
          <table:table-cell office:value-type="float" office:value="40028" table:style-name="ce6">
            <text:p>40,028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25721" table:style-name="ce6">
            <text:p>25,721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20765" table:style-name="ce6">
            <text:p>20,765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44862" table:style-name="ce6">
            <text:p>44,862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27054" table:style-name="ce6">
            <text:p>27,054<text:s/></text:p>
          </table:table-cell>
          <table:table-cell office:value-type="float" office:value="65563" table:style-name="ce6">
            <text:p>65,563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30555" table:style-name="ce6">
            <text:p>30,555<text:s/></text:p>
          </table:table-cell>
          <table:table-cell office:value-type="float" office:value="35477" table:style-name="ce6">
            <text:p>35,477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64232" table:style-name="ce6">
            <text:p>64,232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43021" table:style-name="ce6">
            <text:p>43,021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5922" table:style-name="ce6">
            <text:p>25,922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29928" table:style-name="ce6">
            <text:p>29,928<text:s/></text:p>
          </table:table-cell>
          <table:table-cell office:value-type="float" office:value="26269" table:style-name="ce6">
            <text:p>26,269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8581" table:style-name="ce6">
            <text:p>8,581<text:s/></text:p>
          </table:table-cell>
          <table:table-cell table:number-columns-repeated="16275"/>
        </table:table-row>
        <table:table-row table:style-name="ro2">
          <table:table-cell office:value-type="date" office:date-value="2019-08-09T00:00:00" table:style-name="ce5">
            <text:p>2019/8/9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26703" table:style-name="ce6">
            <text:p>26,703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5650" table:style-name="ce6">
            <text:p>75,650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9279" table:style-name="ce6">
            <text:p>19,279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45895" table:style-name="ce6">
            <text:p>45,895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31459" table:style-name="ce6">
            <text:p>31,459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3074" table:style-name="ce6">
            <text:p>3,074<text:s/></text:p>
          </table:table-cell>
          <table:table-cell table:number-columns-repeated="16275"/>
        </table:table-row>
        <table:table-row table:style-name="ro2">
          <table:table-cell office:value-type="date" office:date-value="2019-08-10T00:00:00" table:style-name="ce5">
            <text:p>2019/8/10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53179" table:style-name="ce6">
            <text:p>53,179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5969" table:style-name="ce6">
            <text:p>15,969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39926" table:style-name="ce6">
            <text:p>39,926<text:s/></text:p>
          </table:table-cell>
          <table:table-cell office:value-type="float" office:value="19678" table:style-name="ce6">
            <text:p>19,678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25549" table:style-name="ce6">
            <text:p>25,54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32529" table:style-name="ce6">
            <text:p>32,529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20597" table:style-name="ce6">
            <text:p>20,597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175801" table:style-name="ce6">
            <text:p>175,801<text:s/></text:p>
          </table:table-cell>
          <table:table-cell office:value-type="float" office:value="50355" table:style-name="ce6">
            <text:p>50,355<text:s/></text:p>
          </table:table-cell>
          <table:table-cell office:value-type="float" office:value="21731" table:style-name="ce6">
            <text:p>21,731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28271" table:style-name="ce6">
            <text:p>28,271<text:s/></text:p>
          </table:table-cell>
          <table:table-cell office:value-type="float" office:value="32883" table:style-name="ce6">
            <text:p>32,883<text:s/></text:p>
          </table:table-cell>
          <table:table-cell office:value-type="float" office:value="28435" table:style-name="ce6">
            <text:p>28,435<text:s/></text:p>
          </table:table-cell>
          <table:table-cell office:value-type="float" office:value="22421" table:style-name="ce6">
            <text:p>22,421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35978" table:style-name="ce6">
            <text:p>35,978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45080" table:style-name="ce6">
            <text:p>45,080<text:s/></text:p>
          </table:table-cell>
          <table:table-cell office:value-type="float" office:value="34020" table:style-name="ce6">
            <text:p>34,020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31019" table:style-name="ce6">
            <text:p>31,019<text:s/></text:p>
          </table:table-cell>
          <table:table-cell office:value-type="float" office:value="91221" table:style-name="ce6">
            <text:p>91,221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34737" table:style-name="ce6">
            <text:p>34,737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65277" table:style-name="ce6">
            <text:p>65,277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32917" table:style-name="ce6">
            <text:p>32,917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20687" table:style-name="ce6">
            <text:p>20,687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7360" table:style-name="ce6">
            <text:p>7,360<text:s/></text:p>
          </table:table-cell>
          <table:table-cell table:number-columns-repeated="16275"/>
        </table:table-row>
        <table:table-row table:style-name="ro2">
          <table:table-cell office:value-type="date" office:date-value="2019-08-11T00:00:00" table:style-name="ce5">
            <text:p>2019/8/11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42433" table:style-name="ce6">
            <text:p>42,433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34329" table:style-name="ce6">
            <text:p>34,329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21900" table:style-name="ce6">
            <text:p>21,900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18245" table:style-name="ce6">
            <text:p>18,245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172792" table:style-name="ce6">
            <text:p>172,792<text:s/></text:p>
          </table:table-cell>
          <table:table-cell office:value-type="float" office:value="42285" table:style-name="ce6">
            <text:p>42,285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39099" table:style-name="ce6">
            <text:p>39,099<text:s/></text:p>
          </table:table-cell>
          <table:table-cell office:value-type="float" office:value="29007" table:style-name="ce6">
            <text:p>29,007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79755" table:style-name="ce6">
            <text:p>79,755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30497" table:style-name="ce6">
            <text:p>30,497<text:s/></text:p>
          </table:table-cell>
          <table:table-cell office:value-type="float" office:value="29113" table:style-name="ce6">
            <text:p>29,113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54905" table:style-name="ce6">
            <text:p>54,905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8405" table:style-name="ce6">
            <text:p>18,405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6606" table:style-name="ce6">
            <text:p>6,606<text:s/></text:p>
          </table:table-cell>
          <table:table-cell table:number-columns-repeated="16275"/>
        </table:table-row>
        <table:table-row table:style-name="ro2">
          <table:table-cell office:value-type="date" office:date-value="2019-08-12T00:00:00" table:style-name="ce5">
            <text:p>2019/8/12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46661" table:style-name="ce6">
            <text:p>46,661<text:s/></text:p>
          </table:table-cell>
          <table:table-cell office:value-type="float" office:value="48571" table:style-name="ce6">
            <text:p>48,571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29067" table:style-name="ce6">
            <text:p>29,067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2620" table:style-name="ce6">
            <text:p>12,620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6586" table:style-name="ce6">
            <text:p>16,586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35480" table:style-name="ce6">
            <text:p>35,480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38184" table:style-name="ce6">
            <text:p>38,184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29478" table:style-name="ce6">
            <text:p>29,478<text:s/></text:p>
          </table:table-cell>
          <table:table-cell office:value-type="float" office:value="162597" table:style-name="ce6">
            <text:p>162,597<text:s/></text:p>
          </table:table-cell>
          <table:table-cell office:value-type="float" office:value="44975" table:style-name="ce6">
            <text:p>44,975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29006" table:style-name="ce6">
            <text:p>29,006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32837" table:style-name="ce6">
            <text:p>32,837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29301" table:style-name="ce6">
            <text:p>29,301<text:s/></text:p>
          </table:table-cell>
          <table:table-cell office:value-type="float" office:value="44708" table:style-name="ce6">
            <text:p>44,708<text:s/></text:p>
          </table:table-cell>
          <table:table-cell office:value-type="float" office:value="41128" table:style-name="ce6">
            <text:p>41,128<text:s/></text:p>
          </table:table-cell>
          <table:table-cell office:value-type="float" office:value="27324" table:style-name="ce6">
            <text:p>27,324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76870" table:style-name="ce6">
            <text:p>76,870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38693" table:style-name="ce6">
            <text:p>38,693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67861" table:style-name="ce6">
            <text:p>67,861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18617" table:style-name="ce6">
            <text:p>18,617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34255" table:style-name="ce6">
            <text:p>34,255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44549" table:style-name="ce6">
            <text:p>44,549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28133" table:style-name="ce6">
            <text:p>28,133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8915" table:style-name="ce6">
            <text:p>8,915<text:s/></text:p>
          </table:table-cell>
          <table:table-cell table:number-columns-repeated="16275"/>
        </table:table-row>
        <table:table-row table:style-name="ro2">
          <table:table-cell office:value-type="date" office:date-value="2019-08-13T00:00:00" table:style-name="ce5">
            <text:p>2019/8/13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47460" table:style-name="ce6">
            <text:p>47,460<text:s/></text:p>
          </table:table-cell>
          <table:table-cell office:value-type="float" office:value="50188" table:style-name="ce6">
            <text:p>50,188<text:s/></text:p>
          </table:table-cell>
          <table:table-cell office:value-type="float" office:value="26703" table:style-name="ce6">
            <text:p>26,703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29124" table:style-name="ce6">
            <text:p>29,124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7277" table:style-name="ce6">
            <text:p>17,277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28066" table:style-name="ce6">
            <text:p>28,066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36104" table:style-name="ce6">
            <text:p>36,104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38703" table:style-name="ce6">
            <text:p>38,703<text:s/></text:p>
          </table:table-cell>
          <table:table-cell office:value-type="float" office:value="28737" table:style-name="ce6">
            <text:p>28,737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30088" table:style-name="ce6">
            <text:p>30,088<text:s/></text:p>
          </table:table-cell>
          <table:table-cell office:value-type="float" office:value="162838" table:style-name="ce6">
            <text:p>162,838<text:s/></text:p>
          </table:table-cell>
          <table:table-cell office:value-type="float" office:value="46989" table:style-name="ce6">
            <text:p>46,989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24910" table:style-name="ce6">
            <text:p>24,910<text:s/></text:p>
          </table:table-cell>
          <table:table-cell office:value-type="float" office:value="28524" table:style-name="ce6">
            <text:p>28,524<text:s/></text:p>
          </table:table-cell>
          <table:table-cell office:value-type="float" office:value="32154" table:style-name="ce6">
            <text:p>32,154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4697" table:style-name="ce6">
            <text:p>24,697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32663" table:style-name="ce6">
            <text:p>32,663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34231" table:style-name="ce6">
            <text:p>34,231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9581" table:style-name="ce6">
            <text:p>29,581<text:s/></text:p>
          </table:table-cell>
          <table:table-cell office:value-type="float" office:value="45556" table:style-name="ce6">
            <text:p>45,556<text:s/></text:p>
          </table:table-cell>
          <table:table-cell office:value-type="float" office:value="42110" table:style-name="ce6">
            <text:p>42,110<text:s/></text:p>
          </table:table-cell>
          <table:table-cell office:value-type="float" office:value="27961" table:style-name="ce6">
            <text:p>27,961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77105" table:style-name="ce6">
            <text:p>77,105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35160" table:style-name="ce6">
            <text:p>35,160<text:s/></text:p>
          </table:table-cell>
          <table:table-cell office:value-type="float" office:value="40241" table:style-name="ce6">
            <text:p>40,241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69484" table:style-name="ce6">
            <text:p>69,484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35168" table:style-name="ce6">
            <text:p>35,168<text:s/></text:p>
          </table:table-cell>
          <table:table-cell office:value-type="float" office:value="20944" table:style-name="ce6">
            <text:p>20,944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44911" table:style-name="ce6">
            <text:p>44,911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31642" table:style-name="ce6">
            <text:p>31,642<text:s/></text:p>
          </table:table-cell>
          <table:table-cell office:value-type="float" office:value="29251" table:style-name="ce6">
            <text:p>29,251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9167" table:style-name="ce6">
            <text:p>9,167<text:s/></text:p>
          </table:table-cell>
          <table:table-cell table:number-columns-repeated="16275"/>
        </table:table-row>
        <table:table-row table:style-name="ro2">
          <table:table-cell office:value-type="date" office:date-value="2019-08-14T00:00:00" table:style-name="ce5">
            <text:p>2019/8/14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47051" table:style-name="ce6">
            <text:p>47,051<text:s/></text:p>
          </table:table-cell>
          <table:table-cell office:value-type="float" office:value="49903" table:style-name="ce6">
            <text:p>49,903<text:s/></text:p>
          </table:table-cell>
          <table:table-cell office:value-type="float" office:value="26397" table:style-name="ce6">
            <text:p>26,397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29641" table:style-name="ce6">
            <text:p>29,641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36535" table:style-name="ce6">
            <text:p>36,535<text:s/></text:p>
          </table:table-cell>
          <table:table-cell office:value-type="float" office:value="30188" table:style-name="ce6">
            <text:p>30,188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38315" table:style-name="ce6">
            <text:p>38,315<text:s/></text:p>
          </table:table-cell>
          <table:table-cell office:value-type="float" office:value="28269" table:style-name="ce6">
            <text:p>28,269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9009" table:style-name="ce6">
            <text:p>29,009<text:s/></text:p>
          </table:table-cell>
          <table:table-cell office:value-type="float" office:value="162869" table:style-name="ce6">
            <text:p>162,869<text:s/></text:p>
          </table:table-cell>
          <table:table-cell office:value-type="float" office:value="46783" table:style-name="ce6">
            <text:p>46,783<text:s/></text:p>
          </table:table-cell>
          <table:table-cell office:value-type="float" office:value="27229" table:style-name="ce6">
            <text:p>27,229<text:s/></text:p>
          </table:table-cell>
          <table:table-cell office:value-type="float" office:value="24379" table:style-name="ce6">
            <text:p>24,379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30991" table:style-name="ce6">
            <text:p>30,991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32762" table:style-name="ce6">
            <text:p>32,762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33262" table:style-name="ce6">
            <text:p>33,262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45356" table:style-name="ce6">
            <text:p>45,356<text:s/></text:p>
          </table:table-cell>
          <table:table-cell office:value-type="float" office:value="41890" table:style-name="ce6">
            <text:p>41,890<text:s/></text:p>
          </table:table-cell>
          <table:table-cell office:value-type="float" office:value="27710" table:style-name="ce6">
            <text:p>27,710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76233" table:style-name="ce6">
            <text:p>76,233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35281" table:style-name="ce6">
            <text:p>35,281<text:s/></text:p>
          </table:table-cell>
          <table:table-cell office:value-type="float" office:value="40042" table:style-name="ce6">
            <text:p>40,042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70270" table:style-name="ce6">
            <text:p>70,270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34879" table:style-name="ce6">
            <text:p>34,879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45014" table:style-name="ce6">
            <text:p>45,014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27255" table:style-name="ce6">
            <text:p>27,255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31279" table:style-name="ce6">
            <text:p>31,279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174" table:style-name="ce6">
            <text:p>9,174<text:s/></text:p>
          </table:table-cell>
          <table:table-cell table:number-columns-repeated="16275"/>
        </table:table-row>
        <table:table-row table:style-name="ro2">
          <table:table-cell office:value-type="date" office:date-value="2019-08-15T00:00:00" table:style-name="ce5">
            <text:p>2019/8/15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45943" table:style-name="ce6">
            <text:p>45,943<text:s/></text:p>
          </table:table-cell>
          <table:table-cell office:value-type="float" office:value="47804" table:style-name="ce6">
            <text:p>47,804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28619" table:style-name="ce6">
            <text:p>28,619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21429" table:style-name="ce6">
            <text:p>21,429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26781" table:style-name="ce6">
            <text:p>26,781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34822" table:style-name="ce6">
            <text:p>34,822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37269" table:style-name="ce6">
            <text:p>37,269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26912" table:style-name="ce6">
            <text:p>26,912<text:s/></text:p>
          </table:table-cell>
          <table:table-cell office:value-type="float" office:value="152809" table:style-name="ce6">
            <text:p>152,809<text:s/></text:p>
          </table:table-cell>
          <table:table-cell office:value-type="float" office:value="45061" table:style-name="ce6">
            <text:p>45,061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29761" table:style-name="ce6">
            <text:p>29,761<text:s/></text:p>
          </table:table-cell>
          <table:table-cell office:value-type="float" office:value="27999" table:style-name="ce6">
            <text:p>27,999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31083" table:style-name="ce6">
            <text:p>31,083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31523" table:style-name="ce6">
            <text:p>31,523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8267" table:style-name="ce6">
            <text:p>28,267<text:s/></text:p>
          </table:table-cell>
          <table:table-cell office:value-type="float" office:value="43540" table:style-name="ce6">
            <text:p>43,540<text:s/></text:p>
          </table:table-cell>
          <table:table-cell office:value-type="float" office:value="40084" table:style-name="ce6">
            <text:p>40,084<text:s/></text:p>
          </table:table-cell>
          <table:table-cell office:value-type="float" office:value="26847" table:style-name="ce6">
            <text:p>26,847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73712" table:style-name="ce6">
            <text:p>73,712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33512" table:style-name="ce6">
            <text:p>33,512<text:s/></text:p>
          </table:table-cell>
          <table:table-cell office:value-type="float" office:value="39123" table:style-name="ce6">
            <text:p>39,123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67508" table:style-name="ce6">
            <text:p>67,508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35775" table:style-name="ce6">
            <text:p>35,775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43712" table:style-name="ce6">
            <text:p>43,712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26414" table:style-name="ce6">
            <text:p>26,414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30721" table:style-name="ce6">
            <text:p>30,721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8948" table:style-name="ce6">
            <text:p>8,948<text:s/></text:p>
          </table:table-cell>
          <table:table-cell table:number-columns-repeated="16275"/>
        </table:table-row>
        <table:table-row table:style-name="ro2">
          <table:table-cell office:value-type="date" office:date-value="2019-08-16T00:00:00" table:style-name="ce5">
            <text:p>2019/8/16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49671" table:style-name="ce6">
            <text:p>49,671<text:s/></text:p>
          </table:table-cell>
          <table:table-cell office:value-type="float" office:value="57070" table:style-name="ce6">
            <text:p>57,070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0204" table:style-name="ce6">
            <text:p>30,20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29879" table:style-name="ce6">
            <text:p>29,879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36645" table:style-name="ce6">
            <text:p>36,645<text:s/></text:p>
          </table:table-cell>
          <table:table-cell office:value-type="float" office:value="32098" table:style-name="ce6">
            <text:p>32,098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39623" table:style-name="ce6">
            <text:p>39,623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192002" table:style-name="ce6">
            <text:p>192,002<text:s/></text:p>
          </table:table-cell>
          <table:table-cell office:value-type="float" office:value="52002" table:style-name="ce6">
            <text:p>52,002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30793" table:style-name="ce6">
            <text:p>30,793<text:s/></text:p>
          </table:table-cell>
          <table:table-cell office:value-type="float" office:value="33488" table:style-name="ce6">
            <text:p>33,488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33224" table:style-name="ce6">
            <text:p>33,22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34731" table:style-name="ce6">
            <text:p>34,731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31777" table:style-name="ce6">
            <text:p>31,777<text:s/></text:p>
          </table:table-cell>
          <table:table-cell office:value-type="float" office:value="50682" table:style-name="ce6">
            <text:p>50,682<text:s/></text:p>
          </table:table-cell>
          <table:table-cell office:value-type="float" office:value="42691" table:style-name="ce6">
            <text:p>42,691<text:s/></text:p>
          </table:table-cell>
          <table:table-cell office:value-type="float" office:value="28804" table:style-name="ce6">
            <text:p>28,804<text:s/></text:p>
          </table:table-cell>
          <table:table-cell office:value-type="float" office:value="32063" table:style-name="ce6">
            <text:p>32,063<text:s/></text:p>
          </table:table-cell>
          <table:table-cell office:value-type="float" office:value="86050" table:style-name="ce6">
            <text:p>86,050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37118" table:style-name="ce6">
            <text:p>37,118<text:s/></text:p>
          </table:table-cell>
          <table:table-cell office:value-type="float" office:value="45337" table:style-name="ce6">
            <text:p>45,337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79594" table:style-name="ce6">
            <text:p>79,594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18380" table:style-name="ce6">
            <text:p>18,380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42222" table:style-name="ce6">
            <text:p>42,222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46597" table:style-name="ce6">
            <text:p>46,597<text:s/></text:p>
          </table:table-cell>
          <table:table-cell office:value-type="float" office:value="26118" table:style-name="ce6">
            <text:p>26,118<text:s/></text:p>
          </table:table-cell>
          <table:table-cell office:value-type="float" office:value="27815" table:style-name="ce6">
            <text:p>27,815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32732" table:style-name="ce6">
            <text:p>32,732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9249" table:style-name="ce6">
            <text:p>9,249<text:s/></text:p>
          </table:table-cell>
          <table:table-cell table:number-columns-repeated="16275"/>
        </table:table-row>
        <table:table-row table:style-name="ro2">
          <table:table-cell office:value-type="date" office:date-value="2019-08-17T00:00:00" table:style-name="ce5">
            <text:p>2019/8/17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27850" table:style-name="ce6">
            <text:p>27,850<text:s/></text:p>
          </table:table-cell>
          <table:table-cell office:value-type="float" office:value="54194" table:style-name="ce6">
            <text:p>54,194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0470" table:style-name="ce6">
            <text:p>20,470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28236" table:style-name="ce6">
            <text:p>28,236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187848" table:style-name="ce6">
            <text:p>187,848<text:s/></text:p>
          </table:table-cell>
          <table:table-cell office:value-type="float" office:value="51803" table:style-name="ce6">
            <text:p>51,803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37523" table:style-name="ce6">
            <text:p>37,523<text:s/></text:p>
          </table:table-cell>
          <table:table-cell office:value-type="float" office:value="30607" table:style-name="ce6">
            <text:p>30,607<text:s/></text:p>
          </table:table-cell>
          <table:table-cell office:value-type="float" office:value="21127" table:style-name="ce6">
            <text:p>21,127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4530" table:style-name="ce6">
            <text:p>24,530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41201" table:style-name="ce6">
            <text:p>41,201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45238" table:style-name="ce6">
            <text:p>45,238<text:s/></text:p>
          </table:table-cell>
          <table:table-cell office:value-type="float" office:value="35088" table:style-name="ce6">
            <text:p>35,088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31091" table:style-name="ce6">
            <text:p>31,091<text:s/></text:p>
          </table:table-cell>
          <table:table-cell office:value-type="float" office:value="92134" table:style-name="ce6">
            <text:p>92,134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36171" table:style-name="ce6">
            <text:p>36,171<text:s/></text:p>
          </table:table-cell>
          <table:table-cell office:value-type="float" office:value="39551" table:style-name="ce6">
            <text:p>39,551<text:s/></text:p>
          </table:table-cell>
          <table:table-cell office:value-type="float" office:value="24952" table:style-name="ce6">
            <text:p>24,952<text:s/></text:p>
          </table:table-cell>
          <table:table-cell office:value-type="float" office:value="69726" table:style-name="ce6">
            <text:p>69,726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39541" table:style-name="ce6">
            <text:p>39,541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21157" table:style-name="ce6">
            <text:p>21,15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7866" table:style-name="ce6">
            <text:p>7,866<text:s/></text:p>
          </table:table-cell>
          <table:table-cell table:number-columns-repeated="16275"/>
        </table:table-row>
        <table:table-row table:style-name="ro2">
          <table:table-cell office:value-type="date" office:date-value="2019-08-18T00:00:00" table:style-name="ce5">
            <text:p>2019/8/18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41959" table:style-name="ce6">
            <text:p>41,95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14658" table:style-name="ce6">
            <text:p>14,658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28969" table:style-name="ce6">
            <text:p>28,969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6116" table:style-name="ce6">
            <text:p>16,116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79946" table:style-name="ce6">
            <text:p>179,946<text:s/></text:p>
          </table:table-cell>
          <table:table-cell office:value-type="float" office:value="40960" table:style-name="ce6">
            <text:p>40,960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18603" table:style-name="ce6">
            <text:p>18,603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29091" table:style-name="ce6">
            <text:p>29,091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41066" table:style-name="ce6">
            <text:p>41,066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75261" table:style-name="ce6">
            <text:p>75,261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28931" table:style-name="ce6">
            <text:p>28,931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56223" table:style-name="ce6">
            <text:p>56,223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29271" table:style-name="ce6">
            <text:p>29,271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6647" table:style-name="ce6">
            <text:p>6,647<text:s/></text:p>
          </table:table-cell>
          <table:table-cell table:number-columns-repeated="16275"/>
        </table:table-row>
        <table:table-row table:style-name="ro2">
          <table:table-cell office:value-type="date" office:date-value="2019-08-19T00:00:00" table:style-name="ce5">
            <text:p>2019/8/19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45990" table:style-name="ce6">
            <text:p>45,990<text:s/></text:p>
          </table:table-cell>
          <table:table-cell office:value-type="float" office:value="47440" table:style-name="ce6">
            <text:p>47,440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27081" table:style-name="ce6">
            <text:p>27,081<text:s/></text:p>
          </table:table-cell>
          <table:table-cell office:value-type="float" office:value="18249" table:style-name="ce6">
            <text:p>18,249<text:s/></text:p>
          </table:table-cell>
          <table:table-cell office:value-type="float" office:value="34299" table:style-name="ce6">
            <text:p>34,299<text:s/></text:p>
          </table:table-cell>
          <table:table-cell office:value-type="float" office:value="26941" table:style-name="ce6">
            <text:p>26,941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38315" table:style-name="ce6">
            <text:p>38,315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26658" table:style-name="ce6">
            <text:p>26,658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28858" table:style-name="ce6">
            <text:p>28,858<text:s/></text:p>
          </table:table-cell>
          <table:table-cell office:value-type="float" office:value="156128" table:style-name="ce6">
            <text:p>156,128<text:s/></text:p>
          </table:table-cell>
          <table:table-cell office:value-type="float" office:value="43130" table:style-name="ce6">
            <text:p>43,130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31738" table:style-name="ce6">
            <text:p>31,738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2343" table:style-name="ce6">
            <text:p>32,34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29014" table:style-name="ce6">
            <text:p>29,014<text:s/></text:p>
          </table:table-cell>
          <table:table-cell office:value-type="float" office:value="45609" table:style-name="ce6">
            <text:p>45,609<text:s/></text:p>
          </table:table-cell>
          <table:table-cell office:value-type="float" office:value="41018" table:style-name="ce6">
            <text:p>41,018<text:s/></text:p>
          </table:table-cell>
          <table:table-cell office:value-type="float" office:value="26921" table:style-name="ce6">
            <text:p>26,921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74379" table:style-name="ce6">
            <text:p>74,379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34327" table:style-name="ce6">
            <text:p>34,327<text:s/></text:p>
          </table:table-cell>
          <table:table-cell office:value-type="float" office:value="38432" table:style-name="ce6">
            <text:p>38,432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65575" table:style-name="ce6">
            <text:p>65,575<text:s/></text:p>
          </table:table-cell>
          <table:table-cell office:value-type="float" office:value="19524" table:style-name="ce6">
            <text:p>19,524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44211" table:style-name="ce6">
            <text:p>44,21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31351" table:style-name="ce6">
            <text:p>31,351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9056" table:style-name="ce6">
            <text:p>9,056<text:s/></text:p>
          </table:table-cell>
          <table:table-cell table:number-columns-repeated="16275"/>
        </table:table-row>
        <table:table-row table:style-name="ro2">
          <table:table-cell office:value-type="date" office:date-value="2019-08-20T00:00:00" table:style-name="ce5">
            <text:p>2019/8/20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46870" table:style-name="ce6">
            <text:p>46,870<text:s/></text:p>
          </table:table-cell>
          <table:table-cell office:value-type="float" office:value="49774" table:style-name="ce6">
            <text:p>49,774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17193" table:style-name="ce6">
            <text:p>17,193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35665" table:style-name="ce6">
            <text:p>35,665<text:s/></text:p>
          </table:table-cell>
          <table:table-cell office:value-type="float" office:value="28933" table:style-name="ce6">
            <text:p>28,933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38717" table:style-name="ce6">
            <text:p>38,717<text:s/></text:p>
          </table:table-cell>
          <table:table-cell office:value-type="float" office:value="28860" table:style-name="ce6">
            <text:p>28,860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154661" table:style-name="ce6">
            <text:p>154,661<text:s/></text:p>
          </table:table-cell>
          <table:table-cell office:value-type="float" office:value="44423" table:style-name="ce6">
            <text:p>44,423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29232" table:style-name="ce6">
            <text:p>29,232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32309" table:style-name="ce6">
            <text:p>32,309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34187" table:style-name="ce6">
            <text:p>34,187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24386" table:style-name="ce6">
            <text:p>24,386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44788" table:style-name="ce6">
            <text:p>44,788<text:s/></text:p>
          </table:table-cell>
          <table:table-cell office:value-type="float" office:value="41661" table:style-name="ce6">
            <text:p>41,661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30423" table:style-name="ce6">
            <text:p>30,423<text:s/></text:p>
          </table:table-cell>
          <table:table-cell office:value-type="float" office:value="74630" table:style-name="ce6">
            <text:p>74,630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34439" table:style-name="ce6">
            <text:p>34,439<text:s/></text:p>
          </table:table-cell>
          <table:table-cell office:value-type="float" office:value="39494" table:style-name="ce6">
            <text:p>39,494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66589" table:style-name="ce6">
            <text:p>66,589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32964" table:style-name="ce6">
            <text:p>32,964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44114" table:style-name="ce6">
            <text:p>44,114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6785" table:style-name="ce6">
            <text:p>26,785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31741" table:style-name="ce6">
            <text:p>31,741<text:s/></text:p>
          </table:table-cell>
          <table:table-cell office:value-type="float" office:value="27888" table:style-name="ce6">
            <text:p>27,888<text:s/></text:p>
          </table:table-cell>
          <table:table-cell office:value-type="float" office:value="13945" table:style-name="ce6">
            <text:p>13,945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9164" table:style-name="ce6">
            <text:p>9,164<text:s/></text:p>
          </table:table-cell>
          <table:table-cell table:number-columns-repeated="16275"/>
        </table:table-row>
        <table:table-row table:style-name="ro2">
          <table:table-cell office:value-type="date" office:date-value="2019-08-21T00:00:00" table:style-name="ce5">
            <text:p>2019/8/21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46576" table:style-name="ce6">
            <text:p>46,576<text:s/></text:p>
          </table:table-cell>
          <table:table-cell office:value-type="float" office:value="48410" table:style-name="ce6">
            <text:p>48,410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38972" table:style-name="ce6">
            <text:p>38,972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27138" table:style-name="ce6">
            <text:p>27,138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35017" table:style-name="ce6">
            <text:p>35,017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37893" table:style-name="ce6">
            <text:p>37,893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28565" table:style-name="ce6">
            <text:p>28,565<text:s/></text:p>
          </table:table-cell>
          <table:table-cell office:value-type="float" office:value="157046" table:style-name="ce6">
            <text:p>157,046<text:s/></text:p>
          </table:table-cell>
          <table:table-cell office:value-type="float" office:value="44049" table:style-name="ce6">
            <text:p>44,049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26825" table:style-name="ce6">
            <text:p>26,825<text:s/></text:p>
          </table:table-cell>
          <table:table-cell office:value-type="float" office:value="29920" table:style-name="ce6">
            <text:p>29,920<text:s/></text:p>
          </table:table-cell>
          <table:table-cell office:value-type="float" office:value="27855" table:style-name="ce6">
            <text:p>27,855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32624" table:style-name="ce6">
            <text:p>32,624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1378" table:style-name="ce6">
            <text:p>31,378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29105" table:style-name="ce6">
            <text:p>29,105<text:s/></text:p>
          </table:table-cell>
          <table:table-cell office:value-type="float" office:value="45522" table:style-name="ce6">
            <text:p>45,522<text:s/></text:p>
          </table:table-cell>
          <table:table-cell office:value-type="float" office:value="41341" table:style-name="ce6">
            <text:p>41,341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73409" table:style-name="ce6">
            <text:p>73,409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33645" table:style-name="ce6">
            <text:p>33,645<text:s/></text:p>
          </table:table-cell>
          <table:table-cell office:value-type="float" office:value="39865" table:style-name="ce6">
            <text:p>39,865<text:s/></text:p>
          </table:table-cell>
          <table:table-cell office:value-type="float" office:value="25654" table:style-name="ce6">
            <text:p>25,654<text:s/></text:p>
          </table:table-cell>
          <table:table-cell office:value-type="float" office:value="67298" table:style-name="ce6">
            <text:p>67,298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17068" table:style-name="ce6">
            <text:p>17,068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33387" table:style-name="ce6">
            <text:p>33,387<text:s/></text:p>
          </table:table-cell>
          <table:table-cell office:value-type="float" office:value="20151" table:style-name="ce6">
            <text:p>20,151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45029" table:style-name="ce6">
            <text:p>45,029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30788" table:style-name="ce6">
            <text:p>30,788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9061" table:style-name="ce6">
            <text:p>9,061<text:s/></text:p>
          </table:table-cell>
          <table:table-cell table:number-columns-repeated="16275"/>
        </table:table-row>
        <table:table-row table:style-name="ro2">
          <table:table-cell office:value-type="date" office:date-value="2019-08-22T00:00:00" table:style-name="ce5">
            <text:p>2019/8/22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47307" table:style-name="ce6">
            <text:p>47,307<text:s/></text:p>
          </table:table-cell>
          <table:table-cell office:value-type="float" office:value="50618" table:style-name="ce6">
            <text:p>50,618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7749" table:style-name="ce6">
            <text:p>17,749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35895" table:style-name="ce6">
            <text:p>35,895<text:s/></text:p>
          </table:table-cell>
          <table:table-cell office:value-type="float" office:value="30322" table:style-name="ce6">
            <text:p>30,322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38656" table:style-name="ce6">
            <text:p>38,656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26571" table:style-name="ce6">
            <text:p>26,571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28597" table:style-name="ce6">
            <text:p>28,597<text:s/></text:p>
          </table:table-cell>
          <table:table-cell office:value-type="float" office:value="160562" table:style-name="ce6">
            <text:p>160,562<text:s/></text:p>
          </table:table-cell>
          <table:table-cell office:value-type="float" office:value="46268" table:style-name="ce6">
            <text:p>46,268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31496" table:style-name="ce6">
            <text:p>31,496<text:s/></text:p>
          </table:table-cell>
          <table:table-cell office:value-type="float" office:value="28832" table:style-name="ce6">
            <text:p>28,832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32440" table:style-name="ce6">
            <text:p>32,440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3939" table:style-name="ce6">
            <text:p>33,939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46026" table:style-name="ce6">
            <text:p>46,026<text:s/></text:p>
          </table:table-cell>
          <table:table-cell office:value-type="float" office:value="42484" table:style-name="ce6">
            <text:p>42,484<text:s/></text:p>
          </table:table-cell>
          <table:table-cell office:value-type="float" office:value="28181" table:style-name="ce6">
            <text:p>28,181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76151" table:style-name="ce6">
            <text:p>76,151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36009" table:style-name="ce6">
            <text:p>36,009<text:s/></text:p>
          </table:table-cell>
          <table:table-cell office:value-type="float" office:value="40859" table:style-name="ce6">
            <text:p>40,859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67538" table:style-name="ce6">
            <text:p>67,538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35112" table:style-name="ce6">
            <text:p>35,112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45296" table:style-name="ce6">
            <text:p>45,296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31595" table:style-name="ce6">
            <text:p>31,595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9141" table:style-name="ce6">
            <text:p>9,141<text:s/></text:p>
          </table:table-cell>
          <table:table-cell table:number-columns-repeated="16275"/>
        </table:table-row>
        <table:table-row table:style-name="ro2">
          <table:table-cell office:value-type="date" office:date-value="2019-08-23T00:00:00" table:style-name="ce5">
            <text:p>2019/8/23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6121" table:style-name="ce6">
            <text:p>16,121<text:s/></text:p>
          </table:table-cell>
          <table:table-cell office:value-type="float" office:value="48965" table:style-name="ce6">
            <text:p>48,965<text:s/></text:p>
          </table:table-cell>
          <table:table-cell office:value-type="float" office:value="56488" table:style-name="ce6">
            <text:p>56,488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45649" table:style-name="ce6">
            <text:p>45,649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22699" table:style-name="ce6">
            <text:p>22,699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30064" table:style-name="ce6">
            <text:p>30,064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35872" table:style-name="ce6">
            <text:p>35,872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39920" table:style-name="ce6">
            <text:p>39,920<text:s/></text:p>
          </table:table-cell>
          <table:table-cell office:value-type="float" office:value="29651" table:style-name="ce6">
            <text:p>29,651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22648" table:style-name="ce6">
            <text:p>22,648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187835" table:style-name="ce6">
            <text:p>187,835<text:s/></text:p>
          </table:table-cell>
          <table:table-cell office:value-type="float" office:value="50649" table:style-name="ce6">
            <text:p>50,649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28610" table:style-name="ce6">
            <text:p>28,610<text:s/></text:p>
          </table:table-cell>
          <table:table-cell office:value-type="float" office:value="32271" table:style-name="ce6">
            <text:p>32,271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32569" table:style-name="ce6">
            <text:p>32,569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34797" table:style-name="ce6">
            <text:p>34,797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31520" table:style-name="ce6">
            <text:p>31,520<text:s/></text:p>
          </table:table-cell>
          <table:table-cell office:value-type="float" office:value="49721" table:style-name="ce6">
            <text:p>49,721<text:s/></text:p>
          </table:table-cell>
          <table:table-cell office:value-type="float" office:value="42947" table:style-name="ce6">
            <text:p>42,947<text:s/></text:p>
          </table:table-cell>
          <table:table-cell office:value-type="float" office:value="28737" table:style-name="ce6">
            <text:p>28,737<text:s/></text:p>
          </table:table-cell>
          <table:table-cell office:value-type="float" office:value="31490" table:style-name="ce6">
            <text:p>31,490<text:s/></text:p>
          </table:table-cell>
          <table:table-cell office:value-type="float" office:value="84655" table:style-name="ce6">
            <text:p>84,655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37802" table:style-name="ce6">
            <text:p>37,802<text:s/></text:p>
          </table:table-cell>
          <table:table-cell office:value-type="float" office:value="45435" table:style-name="ce6">
            <text:p>45,435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77175" table:style-name="ce6">
            <text:p>77,175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45094" table:style-name="ce6">
            <text:p>45,094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46182" table:style-name="ce6">
            <text:p>46,182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8045" table:style-name="ce6">
            <text:p>28,045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32882" table:style-name="ce6">
            <text:p>32,882<text:s/></text:p>
          </table:table-cell>
          <table:table-cell office:value-type="float" office:value="29879" table:style-name="ce6">
            <text:p>29,879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9359" table:style-name="ce6">
            <text:p>9,359<text:s/></text:p>
          </table:table-cell>
          <table:table-cell table:number-columns-repeated="16275"/>
        </table:table-row>
        <table:table-row table:style-name="ro2">
          <table:table-cell office:value-type="date" office:date-value="2019-08-24T00:00:00" table:style-name="ce5">
            <text:p>2019/8/24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25176" table:style-name="ce6">
            <text:p>25,176<text:s/></text:p>
          </table:table-cell>
          <table:table-cell office:value-type="float" office:value="47430" table:style-name="ce6">
            <text:p>47,430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29252" table:style-name="ce6">
            <text:p>29,252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56187" table:style-name="ce6">
            <text:p>156,187<text:s/></text:p>
          </table:table-cell>
          <table:table-cell office:value-type="float" office:value="45041" table:style-name="ce6">
            <text:p>45,041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38502" table:style-name="ce6">
            <text:p>38,502<text:s/></text:p>
          </table:table-cell>
          <table:table-cell office:value-type="float" office:value="30274" table:style-name="ce6">
            <text:p>30,274<text:s/></text:p>
          </table:table-cell>
          <table:table-cell office:value-type="float" office:value="19967" table:style-name="ce6">
            <text:p>19,967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76450" table:style-name="ce6">
            <text:p>76,450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34083" table:style-name="ce6">
            <text:p>34,083<text:s/></text:p>
          </table:table-cell>
          <table:table-cell office:value-type="float" office:value="21702" table:style-name="ce6">
            <text:p>21,702<text:s/></text:p>
          </table:table-cell>
          <table:table-cell office:value-type="float" office:value="54320" table:style-name="ce6">
            <text:p>54,320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41034" table:style-name="ce6">
            <text:p>41,034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6674" table:style-name="ce6">
            <text:p>6,674<text:s/></text:p>
          </table:table-cell>
          <table:table-cell table:number-columns-repeated="16275"/>
        </table:table-row>
        <table:table-row table:style-name="ro2">
          <table:table-cell office:value-type="date" office:date-value="2019-08-25T00:00:00" table:style-name="ce5">
            <text:p>2019/8/25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21151" table:style-name="ce6">
            <text:p>21,151<text:s/></text:p>
          </table:table-cell>
          <table:table-cell office:value-type="float" office:value="41791" table:style-name="ce6">
            <text:p>41,791<text:s/></text:p>
          </table:table-cell>
          <table:table-cell office:value-type="float" office:value="14892" table:style-name="ce6">
            <text:p>14,892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22783" table:style-name="ce6">
            <text:p>22,783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29370" table:style-name="ce6">
            <text:p>29,370<text:s/></text:p>
          </table:table-cell>
          <table:table-cell office:value-type="float" office:value="20339" table:style-name="ce6">
            <text:p>20,339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161916" table:style-name="ce6">
            <text:p>161,916<text:s/></text:p>
          </table:table-cell>
          <table:table-cell office:value-type="float" office:value="42493" table:style-name="ce6">
            <text:p>42,493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24297" table:style-name="ce6">
            <text:p>24,297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8425" table:style-name="ce6">
            <text:p>38,42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37823" table:style-name="ce6">
            <text:p>37,823<text:s/></text:p>
          </table:table-cell>
          <table:table-cell office:value-type="float" office:value="28960" table:style-name="ce6">
            <text:p>28,960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27162" table:style-name="ce6">
            <text:p>27,162<text:s/></text:p>
          </table:table-cell>
          <table:table-cell office:value-type="float" office:value="77564" table:style-name="ce6">
            <text:p>77,564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30659" table:style-name="ce6">
            <text:p>30,659<text:s/></text:p>
          </table:table-cell>
          <table:table-cell office:value-type="float" office:value="29168" table:style-name="ce6">
            <text:p>29,168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50971" table:style-name="ce6">
            <text:p>50,971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40655" table:style-name="ce6">
            <text:p>40,655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6412" table:style-name="ce6">
            <text:p>6,412<text:s/></text:p>
          </table:table-cell>
          <table:table-cell table:number-columns-repeated="16275"/>
        </table:table-row>
        <table:table-row table:style-name="ro2">
          <table:table-cell office:value-type="date" office:date-value="2019-08-26T00:00:00" table:style-name="ce5">
            <text:p>2019/8/26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44811" table:style-name="ce6">
            <text:p>44,811<text:s/></text:p>
          </table:table-cell>
          <table:table-cell office:value-type="float" office:value="45986" table:style-name="ce6">
            <text:p>45,986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27961" table:style-name="ce6">
            <text:p>27,961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33317" table:style-name="ce6">
            <text:p>33,317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37644" table:style-name="ce6">
            <text:p>37,644<text:s/></text:p>
          </table:table-cell>
          <table:table-cell office:value-type="float" office:value="27641" table:style-name="ce6">
            <text:p>27,641<text:s/></text:p>
          </table:table-cell>
          <table:table-cell office:value-type="float" office:value="25817" table:style-name="ce6">
            <text:p>25,817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157485" table:style-name="ce6">
            <text:p>157,485<text:s/></text:p>
          </table:table-cell>
          <table:table-cell office:value-type="float" office:value="42693" table:style-name="ce6">
            <text:p>42,693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26370" table:style-name="ce6">
            <text:p>26,370<text:s/></text:p>
          </table:table-cell>
          <table:table-cell office:value-type="float" office:value="29922" table:style-name="ce6">
            <text:p>29,922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34165" table:style-name="ce6">
            <text:p>34,165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44330" table:style-name="ce6">
            <text:p>44,330<text:s/></text:p>
          </table:table-cell>
          <table:table-cell office:value-type="float" office:value="40590" table:style-name="ce6">
            <text:p>40,590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29556" table:style-name="ce6">
            <text:p>29,556<text:s/></text:p>
          </table:table-cell>
          <table:table-cell office:value-type="float" office:value="75871" table:style-name="ce6">
            <text:p>75,871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34048" table:style-name="ce6">
            <text:p>34,048<text:s/></text:p>
          </table:table-cell>
          <table:table-cell office:value-type="float" office:value="37959" table:style-name="ce6">
            <text:p>37,959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65332" table:style-name="ce6">
            <text:p>65,332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41448" table:style-name="ce6">
            <text:p>41,448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42328" table:style-name="ce6">
            <text:p>42,328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26113" table:style-name="ce6">
            <text:p>26,113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8793" table:style-name="ce6">
            <text:p>8,793<text:s/></text:p>
          </table:table-cell>
          <table:table-cell table:number-columns-repeated="16275"/>
        </table:table-row>
        <table:table-row table:style-name="ro2">
          <table:table-cell office:value-type="date" office:date-value="2019-08-27T00:00:00" table:style-name="ce5">
            <text:p>2019/8/27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46486" table:style-name="ce6">
            <text:p>46,486<text:s/></text:p>
          </table:table-cell>
          <table:table-cell office:value-type="float" office:value="48527" table:style-name="ce6">
            <text:p>48,527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29284" table:style-name="ce6">
            <text:p>29,284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28870" table:style-name="ce6">
            <text:p>28,870<text:s/></text:p>
          </table:table-cell>
          <table:table-cell office:value-type="float" office:value="18255" table:style-name="ce6">
            <text:p>18,255<text:s/></text:p>
          </table:table-cell>
          <table:table-cell office:value-type="float" office:value="34206" table:style-name="ce6">
            <text:p>34,206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38087" table:style-name="ce6">
            <text:p>38,087<text:s/></text:p>
          </table:table-cell>
          <table:table-cell office:value-type="float" office:value="28464" table:style-name="ce6">
            <text:p>28,464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156833" table:style-name="ce6">
            <text:p>156,833<text:s/></text:p>
          </table:table-cell>
          <table:table-cell office:value-type="float" office:value="44954" table:style-name="ce6">
            <text:p>44,954<text:s/></text:p>
          </table:table-cell>
          <table:table-cell office:value-type="float" office:value="26679" table:style-name="ce6">
            <text:p>26,679<text:s/></text:p>
          </table:table-cell>
          <table:table-cell office:value-type="float" office:value="23834" table:style-name="ce6">
            <text:p>23,834<text:s/></text:p>
          </table:table-cell>
          <table:table-cell office:value-type="float" office:value="28359" table:style-name="ce6">
            <text:p>28,359<text:s/></text:p>
          </table:table-cell>
          <table:table-cell office:value-type="float" office:value="31357" table:style-name="ce6">
            <text:p>31,357<text:s/></text:p>
          </table:table-cell>
          <table:table-cell office:value-type="float" office:value="29275" table:style-name="ce6">
            <text:p>29,275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31940" table:style-name="ce6">
            <text:p>31,940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34372" table:style-name="ce6">
            <text:p>34,37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21874" table:style-name="ce6">
            <text:p>21,874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44457" table:style-name="ce6">
            <text:p>44,457<text:s/></text:p>
          </table:table-cell>
          <table:table-cell office:value-type="float" office:value="41847" table:style-name="ce6">
            <text:p>41,847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75441" table:style-name="ce6">
            <text:p>75,441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33782" table:style-name="ce6">
            <text:p>33,782<text:s/></text:p>
          </table:table-cell>
          <table:table-cell office:value-type="float" office:value="39028" table:style-name="ce6">
            <text:p>39,028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65333" table:style-name="ce6">
            <text:p>65,333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32411" table:style-name="ce6">
            <text:p>32,411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43046" table:style-name="ce6">
            <text:p>43,046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26044" table:style-name="ce6">
            <text:p>26,044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8995" table:style-name="ce6">
            <text:p>8,995<text:s/></text:p>
          </table:table-cell>
          <table:table-cell table:number-columns-repeated="16275"/>
        </table:table-row>
        <table:table-row table:style-name="ro2">
          <table:table-cell office:value-type="date" office:date-value="2019-08-28T00:00:00" table:style-name="ce5">
            <text:p>2019/8/28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46528" table:style-name="ce6">
            <text:p>46,528<text:s/></text:p>
          </table:table-cell>
          <table:table-cell office:value-type="float" office:value="49122" table:style-name="ce6">
            <text:p>49,122<text:s/></text:p>
          </table:table-cell>
          <table:table-cell office:value-type="float" office:value="26318" table:style-name="ce6">
            <text:p>26,318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32418" table:style-name="ce6">
            <text:p>32,418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21794" table:style-name="ce6">
            <text:p>21,794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27589" table:style-name="ce6">
            <text:p>27,589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34846" table:style-name="ce6">
            <text:p>34,846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28416" table:style-name="ce6">
            <text:p>28,416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157255" table:style-name="ce6">
            <text:p>157,255<text:s/></text:p>
          </table:table-cell>
          <table:table-cell office:value-type="float" office:value="45443" table:style-name="ce6">
            <text:p>45,443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30997" table:style-name="ce6">
            <text:p>30,997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32268" table:style-name="ce6">
            <text:p>32,268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33699" table:style-name="ce6">
            <text:p>33,699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29760" table:style-name="ce6">
            <text:p>29,760<text:s/></text:p>
          </table:table-cell>
          <table:table-cell office:value-type="float" office:value="44667" table:style-name="ce6">
            <text:p>44,667<text:s/></text:p>
          </table:table-cell>
          <table:table-cell office:value-type="float" office:value="41569" table:style-name="ce6">
            <text:p>41,569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29420" table:style-name="ce6">
            <text:p>29,420<text:s/></text:p>
          </table:table-cell>
          <table:table-cell office:value-type="float" office:value="75681" table:style-name="ce6">
            <text:p>75,681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35592" table:style-name="ce6">
            <text:p>35,592<text:s/></text:p>
          </table:table-cell>
          <table:table-cell office:value-type="float" office:value="40295" table:style-name="ce6">
            <text:p>40,295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67192" table:style-name="ce6">
            <text:p>67,192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33342" table:style-name="ce6">
            <text:p>33,342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44157" table:style-name="ce6">
            <text:p>44,157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26248" table:style-name="ce6">
            <text:p>26,248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8963" table:style-name="ce6">
            <text:p>8,963<text:s/></text:p>
          </table:table-cell>
          <table:table-cell table:number-columns-repeated="16275"/>
        </table:table-row>
        <table:table-row table:style-name="ro2">
          <table:table-cell office:value-type="date" office:date-value="2019-08-29T00:00:00" table:style-name="ce5">
            <text:p>2019/8/29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46556" table:style-name="ce6">
            <text:p>46,556<text:s/></text:p>
          </table:table-cell>
          <table:table-cell office:value-type="float" office:value="48530" table:style-name="ce6">
            <text:p>48,530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32514" table:style-name="ce6">
            <text:p>32,514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33625" table:style-name="ce6">
            <text:p>33,625<text:s/></text:p>
          </table:table-cell>
          <table:table-cell office:value-type="float" office:value="26623" table:style-name="ce6">
            <text:p>26,623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37871" table:style-name="ce6">
            <text:p>37,871<text:s/></text:p>
          </table:table-cell>
          <table:table-cell office:value-type="float" office:value="27662" table:style-name="ce6">
            <text:p>27,662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151504" table:style-name="ce6">
            <text:p>151,504<text:s/></text:p>
          </table:table-cell>
          <table:table-cell office:value-type="float" office:value="44035" table:style-name="ce6">
            <text:p>44,035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26736" table:style-name="ce6">
            <text:p>26,736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31132" table:style-name="ce6">
            <text:p>31,132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31248" table:style-name="ce6">
            <text:p>31,248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28535" table:style-name="ce6">
            <text:p>28,535<text:s/></text:p>
          </table:table-cell>
          <table:table-cell office:value-type="float" office:value="44099" table:style-name="ce6">
            <text:p>44,099<text:s/></text:p>
          </table:table-cell>
          <table:table-cell office:value-type="float" office:value="40928" table:style-name="ce6">
            <text:p>40,928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9199" table:style-name="ce6">
            <text:p>29,199<text:s/></text:p>
          </table:table-cell>
          <table:table-cell office:value-type="float" office:value="72926" table:style-name="ce6">
            <text:p>72,926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33618" table:style-name="ce6">
            <text:p>33,618<text:s/></text:p>
          </table:table-cell>
          <table:table-cell office:value-type="float" office:value="39015" table:style-name="ce6">
            <text:p>39,015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65483" table:style-name="ce6">
            <text:p>65,483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6245" table:style-name="ce6">
            <text:p>16,245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2817" table:style-name="ce6">
            <text:p>32,817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43392" table:style-name="ce6">
            <text:p>43,392<text:s/></text:p>
          </table:table-cell>
          <table:table-cell office:value-type="float" office:value="24370" table:style-name="ce6">
            <text:p>24,370<text:s/></text:p>
          </table:table-cell>
          <table:table-cell office:value-type="float" office:value="26276" table:style-name="ce6">
            <text:p>26,276<text:s/></text:p>
          </table:table-cell>
          <table:table-cell office:value-type="float" office:value="26229" table:style-name="ce6">
            <text:p>26,229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30283" table:style-name="ce6">
            <text:p>30,283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8760" table:style-name="ce6">
            <text:p>8,760<text:s/></text:p>
          </table:table-cell>
          <table:table-cell table:number-columns-repeated="16275"/>
        </table:table-row>
        <table:table-row table:style-name="ro2">
          <table:table-cell office:value-type="date" office:date-value="2019-08-30T00:00:00" table:style-name="ce5">
            <text:p>2019/8/30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15735" table:style-name="ce6">
            <text:p>15,735<text:s/></text:p>
          </table:table-cell>
          <table:table-cell office:value-type="float" office:value="47778" table:style-name="ce6">
            <text:p>47,778<text:s/></text:p>
          </table:table-cell>
          <table:table-cell office:value-type="float" office:value="51773" table:style-name="ce6">
            <text:p>51,773<text:s/></text:p>
          </table:table-cell>
          <table:table-cell office:value-type="float" office:value="30288" table:style-name="ce6">
            <text:p>30,288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7920" table:style-name="ce6">
            <text:p>17,920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33556" table:style-name="ce6">
            <text:p>33,55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34428" table:style-name="ce6">
            <text:p>34,428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39478" table:style-name="ce6">
            <text:p>39,478<text:s/></text:p>
          </table:table-cell>
          <table:table-cell office:value-type="float" office:value="28597" table:style-name="ce6">
            <text:p>28,597<text:s/></text:p>
          </table:table-cell>
          <table:table-cell office:value-type="float" office:value="26449" table:style-name="ce6">
            <text:p>26,449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171537" table:style-name="ce6">
            <text:p>171,537<text:s/></text:p>
          </table:table-cell>
          <table:table-cell office:value-type="float" office:value="47224" table:style-name="ce6">
            <text:p>47,224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8509" table:style-name="ce6">
            <text:p>28,509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28782" table:style-name="ce6">
            <text:p>28,782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31987" table:style-name="ce6">
            <text:p>31,987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30741" table:style-name="ce6">
            <text:p>30,741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30053" table:style-name="ce6">
            <text:p>30,053<text:s/></text:p>
          </table:table-cell>
          <table:table-cell office:value-type="float" office:value="47204" table:style-name="ce6">
            <text:p>47,204<text:s/></text:p>
          </table:table-cell>
          <table:table-cell office:value-type="float" office:value="41992" table:style-name="ce6">
            <text:p>41,992<text:s/></text:p>
          </table:table-cell>
          <table:table-cell office:value-type="float" office:value="27579" table:style-name="ce6">
            <text:p>27,579<text:s/></text:p>
          </table:table-cell>
          <table:table-cell office:value-type="float" office:value="31586" table:style-name="ce6">
            <text:p>31,586<text:s/></text:p>
          </table:table-cell>
          <table:table-cell office:value-type="float" office:value="76194" table:style-name="ce6">
            <text:p>76,194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34958" table:style-name="ce6">
            <text:p>34,958<text:s/></text:p>
          </table:table-cell>
          <table:table-cell office:value-type="float" office:value="41626" table:style-name="ce6">
            <text:p>41,626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71187" table:style-name="ce6">
            <text:p>71,187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36027" table:style-name="ce6">
            <text:p>36,027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45635" table:style-name="ce6">
            <text:p>45,635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33671" table:style-name="ce6">
            <text:p>33,671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9445" table:style-name="ce6">
            <text:p>9,445<text:s/></text:p>
          </table:table-cell>
          <table:table-cell table:number-columns-repeated="16275"/>
        </table:table-row>
        <table:table-row table:style-name="ro2">
          <table:table-cell office:value-type="date" office:date-value="2019-08-31T00:00:00" table:style-name="ce5">
            <text:p>2019/8/31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51445" table:style-name="ce6">
            <text:p>51,445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24895" table:style-name="ce6">
            <text:p>24,895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75363" table:style-name="ce6">
            <text:p>175,363<text:s/></text:p>
          </table:table-cell>
          <table:table-cell office:value-type="float" office:value="49569" table:style-name="ce6">
            <text:p>49,569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33640" table:style-name="ce6">
            <text:p>33,640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20647" table:style-name="ce6">
            <text:p>20,647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38687" table:style-name="ce6">
            <text:p>38,687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28085" table:style-name="ce6">
            <text:p>28,085<text:s/></text:p>
          </table:table-cell>
          <table:table-cell office:value-type="float" office:value="43919" table:style-name="ce6">
            <text:p>43,919<text:s/></text:p>
          </table:table-cell>
          <table:table-cell office:value-type="float" office:value="34003" table:style-name="ce6">
            <text:p>34,003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30688" table:style-name="ce6">
            <text:p>30,688<text:s/></text:p>
          </table:table-cell>
          <table:table-cell office:value-type="float" office:value="83715" table:style-name="ce6">
            <text:p>83,715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36423" table:style-name="ce6">
            <text:p>36,423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59777" table:style-name="ce6">
            <text:p>59,777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5888" table:style-name="ce6">
            <text:p>35,888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25877" table:style-name="ce6">
            <text:p>25,877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7602" table:style-name="ce6">
            <text:p>7,602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style-name="ro3">
          <table:table-cell table:number-columns-repeated="91"/>
          <table:table-cell table:number-columns-repeated="18" table:style-name="ce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2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8-01T00:00:00" table:style-name="ce5">
            <text:p>2019/8/1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44360" table:style-name="ce6">
            <text:p>44,360<text:s/></text:p>
          </table:table-cell>
          <table:table-cell office:value-type="float" office:value="49121" table:style-name="ce6">
            <text:p>49,121<text:s/></text:p>
          </table:table-cell>
          <table:table-cell office:value-type="float" office:value="25966" table:style-name="ce6">
            <text:p>25,966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31791" table:style-name="ce6">
            <text:p>31,791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30558" table:style-name="ce6">
            <text:p>30,558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37401" table:style-name="ce6">
            <text:p>37,401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26931" table:style-name="ce6">
            <text:p>26,931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160569" table:style-name="ce6">
            <text:p>160,569<text:s/></text:p>
          </table:table-cell>
          <table:table-cell office:value-type="float" office:value="43701" table:style-name="ce6">
            <text:p>43,701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26704" table:style-name="ce6">
            <text:p>26,704<text:s/></text:p>
          </table:table-cell>
          <table:table-cell office:value-type="float" office:value="31392" table:style-name="ce6">
            <text:p>31,392<text:s/></text:p>
          </table:table-cell>
          <table:table-cell office:value-type="float" office:value="28033" table:style-name="ce6">
            <text:p>28,033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30705" table:style-name="ce6">
            <text:p>30,70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34340" table:style-name="ce6">
            <text:p>34,340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43736" table:style-name="ce6">
            <text:p>43,736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32671" table:style-name="ce6">
            <text:p>32,671<text:s/></text:p>
          </table:table-cell>
          <table:table-cell office:value-type="float" office:value="74330" table:style-name="ce6">
            <text:p>74,330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35281" table:style-name="ce6">
            <text:p>35,281<text:s/></text:p>
          </table:table-cell>
          <table:table-cell office:value-type="float" office:value="38227" table:style-name="ce6">
            <text:p>38,227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65687" table:style-name="ce6">
            <text:p>65,687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5233" table:style-name="ce6">
            <text:p>15,233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48683" table:style-name="ce6">
            <text:p>48,683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42610" table:style-name="ce6">
            <text:p>42,610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26950" table:style-name="ce6">
            <text:p>26,950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9949" table:style-name="ce6">
            <text:p>9,949<text:s/></text:p>
          </table:table-cell>
          <table:table-cell table:number-columns-repeated="16275"/>
        </table:table-row>
        <table:table-row table:style-name="ro2">
          <table:table-cell office:value-type="date" office:date-value="2019-08-02T00:00:00" table:style-name="ce5">
            <text:p>2019/8/2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6420" table:style-name="ce6">
            <text:p>16,420<text:s/></text:p>
          </table:table-cell>
          <table:table-cell office:value-type="float" office:value="44795" table:style-name="ce6">
            <text:p>44,795<text:s/></text:p>
          </table:table-cell>
          <table:table-cell office:value-type="float" office:value="54848" table:style-name="ce6">
            <text:p>54,848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32725" table:style-name="ce6">
            <text:p>32,72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8475" table:style-name="ce6">
            <text:p>18,475<text:s/></text:p>
          </table:table-cell>
          <table:table-cell office:value-type="float" office:value="23306" table:style-name="ce6">
            <text:p>23,306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0459" table:style-name="ce6">
            <text:p>30,45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36322" table:style-name="ce6">
            <text:p>36,322<text:s/></text:p>
          </table:table-cell>
          <table:table-cell office:value-type="float" office:value="31523" table:style-name="ce6">
            <text:p>31,52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38844" table:style-name="ce6">
            <text:p>38,844<text:s/></text:p>
          </table:table-cell>
          <table:table-cell office:value-type="float" office:value="29169" table:style-name="ce6">
            <text:p>29,169<text:s/></text:p>
          </table:table-cell>
          <table:table-cell office:value-type="float" office:value="28117" table:style-name="ce6">
            <text:p>28,117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7496" table:style-name="ce6">
            <text:p>27,496<text:s/></text:p>
          </table:table-cell>
          <table:table-cell office:value-type="float" office:value="180792" table:style-name="ce6">
            <text:p>180,792<text:s/></text:p>
          </table:table-cell>
          <table:table-cell office:value-type="float" office:value="47851" table:style-name="ce6">
            <text:p>47,851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28068" table:style-name="ce6">
            <text:p>28,068<text:s/></text:p>
          </table:table-cell>
          <table:table-cell office:value-type="float" office:value="33612" table:style-name="ce6">
            <text:p>33,612<text:s/></text:p>
          </table:table-cell>
          <table:table-cell office:value-type="float" office:value="30169" table:style-name="ce6">
            <text:p>30,169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32092" table:style-name="ce6">
            <text:p>32,092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36958" table:style-name="ce6">
            <text:p>36,958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2781" table:style-name="ce6">
            <text:p>22,781<text:s/></text:p>
          </table:table-cell>
          <table:table-cell office:value-type="float" office:value="26929" table:style-name="ce6">
            <text:p>26,929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46390" table:style-name="ce6">
            <text:p>46,390<text:s/></text:p>
          </table:table-cell>
          <table:table-cell office:value-type="float" office:value="45057" table:style-name="ce6">
            <text:p>45,057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33159" table:style-name="ce6">
            <text:p>33,159<text:s/></text:p>
          </table:table-cell>
          <table:table-cell office:value-type="float" office:value="83199" table:style-name="ce6">
            <text:p>83,199<text:s/></text:p>
          </table:table-cell>
          <table:table-cell office:value-type="float" office:value="23040" table:style-name="ce6">
            <text:p>23,040<text:s/></text:p>
          </table:table-cell>
          <table:table-cell office:value-type="float" office:value="37245" table:style-name="ce6">
            <text:p>37,245<text:s/></text:p>
          </table:table-cell>
          <table:table-cell office:value-type="float" office:value="41258" table:style-name="ce6">
            <text:p>41,258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73841" table:style-name="ce6">
            <text:p>73,841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53486" table:style-name="ce6">
            <text:p>53,486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43391" table:style-name="ce6">
            <text:p>43,391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31232" table:style-name="ce6">
            <text:p>31,232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10349" table:style-name="ce6">
            <text:p>10,349<text:s/></text:p>
          </table:table-cell>
          <table:table-cell table:number-columns-repeated="16275"/>
        </table:table-row>
        <table:table-row table:style-name="ro2">
          <table:table-cell office:value-type="date" office:date-value="2019-08-03T00:00:00" table:style-name="ce5">
            <text:p>2019/8/3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52816" table:style-name="ce6">
            <text:p>52,816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30067" table:style-name="ce6">
            <text:p>30,067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28327" table:style-name="ce6">
            <text:p>28,327<text:s/></text:p>
          </table:table-cell>
          <table:table-cell office:value-type="float" office:value="25981" table:style-name="ce6">
            <text:p>25,981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33910" table:style-name="ce6">
            <text:p>33,910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96816" table:style-name="ce6">
            <text:p>196,816<text:s/></text:p>
          </table:table-cell>
          <table:table-cell office:value-type="float" office:value="51114" table:style-name="ce6">
            <text:p>51,114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35410" table:style-name="ce6">
            <text:p>35,41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3859" table:style-name="ce6">
            <text:p>23,859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40119" table:style-name="ce6">
            <text:p>40,119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32292" table:style-name="ce6">
            <text:p>32,292<text:s/></text:p>
          </table:table-cell>
          <table:table-cell office:value-type="float" office:value="44781" table:style-name="ce6">
            <text:p>44,781<text:s/></text:p>
          </table:table-cell>
          <table:table-cell office:value-type="float" office:value="37565" table:style-name="ce6">
            <text:p>37,565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97458" table:style-name="ce6">
            <text:p>97,458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36203" table:style-name="ce6">
            <text:p>36,203<text:s/></text:p>
          </table:table-cell>
          <table:table-cell office:value-type="float" office:value="34367" table:style-name="ce6">
            <text:p>34,367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68193" table:style-name="ce6">
            <text:p>68,193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57930" table:style-name="ce6">
            <text:p>57,930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18954" table:style-name="ce6">
            <text:p>18,954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19184" table:style-name="ce6">
            <text:p>19,184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21114" table:style-name="ce6">
            <text:p>21,114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8883" table:style-name="ce6">
            <text:p>8,883<text:s/></text:p>
          </table:table-cell>
          <table:table-cell table:number-columns-repeated="16275"/>
        </table:table-row>
        <table:table-row table:style-name="ro2">
          <table:table-cell office:value-type="date" office:date-value="2019-08-04T00:00:00" table:style-name="ce5">
            <text:p>2019/8/4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0526" table:style-name="ce6">
            <text:p>20,526<text:s/></text:p>
          </table:table-cell>
          <table:table-cell office:value-type="float" office:value="43562" table:style-name="ce6">
            <text:p>43,562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7647" table:style-name="ce6">
            <text:p>27,647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83483" table:style-name="ce6">
            <text:p>183,483<text:s/></text:p>
          </table:table-cell>
          <table:table-cell office:value-type="float" office:value="40874" table:style-name="ce6">
            <text:p>40,874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9979" table:style-name="ce6">
            <text:p>29,979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41732" table:style-name="ce6">
            <text:p>41,732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27518" table:style-name="ce6">
            <text:p>27,518<text:s/></text:p>
          </table:table-cell>
          <table:table-cell office:value-type="float" office:value="43136" table:style-name="ce6">
            <text:p>43,136<text:s/></text:p>
          </table:table-cell>
          <table:table-cell office:value-type="float" office:value="31616" table:style-name="ce6">
            <text:p>31,616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77898" table:style-name="ce6">
            <text:p>77,898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27617" table:style-name="ce6">
            <text:p>27,617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58190" table:style-name="ce6">
            <text:p>58,190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48485" table:style-name="ce6">
            <text:p>48,485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7228" table:style-name="ce6">
            <text:p>17,228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6981" table:style-name="ce6">
            <text:p>6,981<text:s/></text:p>
          </table:table-cell>
          <table:table-cell table:number-columns-repeated="16275"/>
        </table:table-row>
        <table:table-row table:style-name="ro2">
          <table:table-cell office:value-type="date" office:date-value="2019-08-05T00:00:00" table:style-name="ce5">
            <text:p>2019/8/5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42963" table:style-name="ce6">
            <text:p>42,963<text:s/></text:p>
          </table:table-cell>
          <table:table-cell office:value-type="float" office:value="47763" table:style-name="ce6">
            <text:p>47,763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21597" table:style-name="ce6">
            <text:p>21,597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34289" table:style-name="ce6">
            <text:p>34,289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36195" table:style-name="ce6">
            <text:p>36,195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163629" table:style-name="ce6">
            <text:p>163,629<text:s/></text:p>
          </table:table-cell>
          <table:table-cell office:value-type="float" office:value="41904" table:style-name="ce6">
            <text:p>41,904<text:s/></text:p>
          </table:table-cell>
          <table:table-cell office:value-type="float" office:value="24712" table:style-name="ce6">
            <text:p>24,712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30314" table:style-name="ce6">
            <text:p>30,314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30271" table:style-name="ce6">
            <text:p>30,271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31361" table:style-name="ce6">
            <text:p>31,361<text:s/></text:p>
          </table:table-cell>
          <table:table-cell office:value-type="float" office:value="40832" table:style-name="ce6">
            <text:p>40,832<text:s/></text:p>
          </table:table-cell>
          <table:table-cell office:value-type="float" office:value="41819" table:style-name="ce6">
            <text:p>41,819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30620" table:style-name="ce6">
            <text:p>30,620<text:s/></text:p>
          </table:table-cell>
          <table:table-cell office:value-type="float" office:value="74755" table:style-name="ce6">
            <text:p>74,755<text:s/></text:p>
          </table:table-cell>
          <table:table-cell office:value-type="float" office:value="20496" table:style-name="ce6">
            <text:p>20,496<text:s/></text:p>
          </table:table-cell>
          <table:table-cell office:value-type="float" office:value="33962" table:style-name="ce6">
            <text:p>33,962<text:s/></text:p>
          </table:table-cell>
          <table:table-cell office:value-type="float" office:value="36526" table:style-name="ce6">
            <text:p>36,526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65918" table:style-name="ce6">
            <text:p>65,918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41631" table:style-name="ce6">
            <text:p>41,631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29587" table:style-name="ce6">
            <text:p>29,587<text:s/></text:p>
          </table:table-cell>
          <table:table-cell office:value-type="float" office:value="26561" table:style-name="ce6">
            <text:p>26,561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9929" table:style-name="ce6">
            <text:p>9,929<text:s/></text:p>
          </table:table-cell>
          <table:table-cell table:number-columns-repeated="16275"/>
        </table:table-row>
        <table:table-row table:style-name="ro2">
          <table:table-cell office:value-type="date" office:date-value="2019-08-06T00:00:00" table:style-name="ce5">
            <text:p>2019/8/6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44149" table:style-name="ce6">
            <text:p>44,149<text:s/></text:p>
          </table:table-cell>
          <table:table-cell office:value-type="float" office:value="49513" table:style-name="ce6">
            <text:p>49,513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31185" table:style-name="ce6">
            <text:p>31,185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8137" table:style-name="ce6">
            <text:p>28,137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35758" table:style-name="ce6">
            <text:p>35,758<text:s/></text:p>
          </table:table-cell>
          <table:table-cell office:value-type="float" office:value="30372" table:style-name="ce6">
            <text:p>30,372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37793" table:style-name="ce6">
            <text:p>37,793<text:s/></text:p>
          </table:table-cell>
          <table:table-cell office:value-type="float" office:value="28142" table:style-name="ce6">
            <text:p>28,142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28375" table:style-name="ce6">
            <text:p>28,375<text:s/></text:p>
          </table:table-cell>
          <table:table-cell office:value-type="float" office:value="158602" table:style-name="ce6">
            <text:p>158,602<text:s/></text:p>
          </table:table-cell>
          <table:table-cell office:value-type="float" office:value="44621" table:style-name="ce6">
            <text:p>44,621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32187" table:style-name="ce6">
            <text:p>32,187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31413" table:style-name="ce6">
            <text:p>31,41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36161" table:style-name="ce6">
            <text:p>36,161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22098" table:style-name="ce6">
            <text:p>22,098<text:s/></text:p>
          </table:table-cell>
          <table:table-cell office:value-type="float" office:value="26749" table:style-name="ce6">
            <text:p>26,749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41888" table:style-name="ce6">
            <text:p>41,888<text:s/></text:p>
          </table:table-cell>
          <table:table-cell office:value-type="float" office:value="43555" table:style-name="ce6">
            <text:p>43,555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31673" table:style-name="ce6">
            <text:p>31,673<text:s/></text:p>
          </table:table-cell>
          <table:table-cell office:value-type="float" office:value="75742" table:style-name="ce6">
            <text:p>75,742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34926" table:style-name="ce6">
            <text:p>34,926<text:s/></text:p>
          </table:table-cell>
          <table:table-cell office:value-type="float" office:value="38063" table:style-name="ce6">
            <text:p>38,063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67714" table:style-name="ce6">
            <text:p>67,714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17612" table:style-name="ce6">
            <text:p>17,612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34253" table:style-name="ce6">
            <text:p>34,253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42445" table:style-name="ce6">
            <text:p>42,445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30738" table:style-name="ce6">
            <text:p>30,738<text:s/></text:p>
          </table:table-cell>
          <table:table-cell office:value-type="float" office:value="27533" table:style-name="ce6">
            <text:p>27,533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0047" table:style-name="ce6">
            <text:p>10,047<text:s/></text:p>
          </table:table-cell>
          <table:table-cell table:number-columns-repeated="16275"/>
        </table:table-row>
        <table:table-row table:style-name="ro2">
          <table:table-cell office:value-type="date" office:date-value="2019-08-07T00:00:00" table:style-name="ce5">
            <text:p>2019/8/7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45926" table:style-name="ce6">
            <text:p>45,926<text:s/></text:p>
          </table:table-cell>
          <table:table-cell office:value-type="float" office:value="53397" table:style-name="ce6">
            <text:p>53,397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36821" table:style-name="ce6">
            <text:p>36,821<text:s/></text:p>
          </table:table-cell>
          <table:table-cell office:value-type="float" office:value="29566" table:style-name="ce6">
            <text:p>29,566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37872" table:style-name="ce6">
            <text:p>37,872<text:s/></text:p>
          </table:table-cell>
          <table:table-cell office:value-type="float" office:value="28282" table:style-name="ce6">
            <text:p>28,282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164263" table:style-name="ce6">
            <text:p>164,263<text:s/></text:p>
          </table:table-cell>
          <table:table-cell office:value-type="float" office:value="45921" table:style-name="ce6">
            <text:p>45,921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25564" table:style-name="ce6">
            <text:p>25,564<text:s/></text:p>
          </table:table-cell>
          <table:table-cell office:value-type="float" office:value="26797" table:style-name="ce6">
            <text:p>26,797<text:s/></text:p>
          </table:table-cell>
          <table:table-cell office:value-type="float" office:value="30217" table:style-name="ce6">
            <text:p>30,217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24314" table:style-name="ce6">
            <text:p>24,31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32045" table:style-name="ce6">
            <text:p>32,045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7837" table:style-name="ce6">
            <text:p>17,837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34248" table:style-name="ce6">
            <text:p>34,248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43862" table:style-name="ce6">
            <text:p>43,862<text:s/></text:p>
          </table:table-cell>
          <table:table-cell office:value-type="float" office:value="44470" table:style-name="ce6">
            <text:p>44,470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31952" table:style-name="ce6">
            <text:p>31,952<text:s/></text:p>
          </table:table-cell>
          <table:table-cell office:value-type="float" office:value="77727" table:style-name="ce6">
            <text:p>77,727<text:s/></text:p>
          </table:table-cell>
          <table:table-cell office:value-type="float" office:value="22836" table:style-name="ce6">
            <text:p>22,836<text:s/></text:p>
          </table:table-cell>
          <table:table-cell office:value-type="float" office:value="35432" table:style-name="ce6">
            <text:p>35,432<text:s/></text:p>
          </table:table-cell>
          <table:table-cell office:value-type="float" office:value="39814" table:style-name="ce6">
            <text:p>39,814<text:s/></text:p>
          </table:table-cell>
          <table:table-cell office:value-type="float" office:value="25029" table:style-name="ce6">
            <text:p>25,029<text:s/></text:p>
          </table:table-cell>
          <table:table-cell office:value-type="float" office:value="71247" table:style-name="ce6">
            <text:p>71,247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34843" table:style-name="ce6">
            <text:p>34,843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45040" table:style-name="ce6">
            <text:p>45,040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31303" table:style-name="ce6">
            <text:p>31,303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0183" table:style-name="ce6">
            <text:p>10,183<text:s/></text:p>
          </table:table-cell>
          <table:table-cell table:number-columns-repeated="16275"/>
        </table:table-row>
        <table:table-row table:style-name="ro2">
          <table:table-cell office:value-type="date" office:date-value="2019-08-08T00:00:00" table:style-name="ce5">
            <text:p>2019/8/8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42675" table:style-name="ce6">
            <text:p>42,675<text:s/></text:p>
          </table:table-cell>
          <table:table-cell office:value-type="float" office:value="46823" table:style-name="ce6">
            <text:p>46,823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7481" table:style-name="ce6">
            <text:p>17,481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29455" table:style-name="ce6">
            <text:p>29,455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34134" table:style-name="ce6">
            <text:p>34,134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35458" table:style-name="ce6">
            <text:p>35,458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5574" table:style-name="ce6">
            <text:p>25,574<text:s/></text:p>
          </table:table-cell>
          <table:table-cell office:value-type="float" office:value="143389" table:style-name="ce6">
            <text:p>143,389<text:s/></text:p>
          </table:table-cell>
          <table:table-cell office:value-type="float" office:value="38948" table:style-name="ce6">
            <text:p>38,948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21804" table:style-name="ce6">
            <text:p>21,804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28452" table:style-name="ce6">
            <text:p>28,452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28242" table:style-name="ce6">
            <text:p>28,242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29402" table:style-name="ce6">
            <text:p>29,402<text:s/></text:p>
          </table:table-cell>
          <table:table-cell office:value-type="float" office:value="39553" table:style-name="ce6">
            <text:p>39,553<text:s/></text:p>
          </table:table-cell>
          <table:table-cell office:value-type="float" office:value="41314" table:style-name="ce6">
            <text:p>41,314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65907" table:style-name="ce6">
            <text:p>65,907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31297" table:style-name="ce6">
            <text:p>31,297<text:s/></text:p>
          </table:table-cell>
          <table:table-cell office:value-type="float" office:value="34055" table:style-name="ce6">
            <text:p>34,055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62468" table:style-name="ce6">
            <text:p>62,468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18578" table:style-name="ce6">
            <text:p>18,578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41638" table:style-name="ce6">
            <text:p>41,638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9134" table:style-name="ce6">
            <text:p>29,134<text:s/></text:p>
          </table:table-cell>
          <table:table-cell office:value-type="float" office:value="25806" table:style-name="ce6">
            <text:p>25,806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9650" table:style-name="ce6">
            <text:p>9,650<text:s/></text:p>
          </table:table-cell>
          <table:table-cell table:number-columns-repeated="16275"/>
        </table:table-row>
        <table:table-row table:style-name="ro2">
          <table:table-cell office:value-type="date" office:date-value="2019-08-09T00:00:00" table:style-name="ce5">
            <text:p>2019/8/9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901" table:style-name="ce6">
            <text:p>901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71657" table:style-name="ce6">
            <text:p>71,657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44215" table:style-name="ce6">
            <text:p>44,215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29984" table:style-name="ce6">
            <text:p>29,984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408" table:style-name="ce6">
            <text:p>3,408<text:s/></text:p>
          </table:table-cell>
          <table:table-cell table:number-columns-repeated="16275"/>
        </table:table-row>
        <table:table-row table:style-name="ro2">
          <table:table-cell office:value-type="date" office:date-value="2019-08-10T00:00:00" table:style-name="ce5">
            <text:p>2019/8/10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25594" table:style-name="ce6">
            <text:p>25,594<text:s/></text:p>
          </table:table-cell>
          <table:table-cell office:value-type="float" office:value="53160" table:style-name="ce6">
            <text:p>53,160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41440" table:style-name="ce6">
            <text:p>41,440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25586" table:style-name="ce6">
            <text:p>25,586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32862" table:style-name="ce6">
            <text:p>32,862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77639" table:style-name="ce6">
            <text:p>177,639<text:s/></text:p>
          </table:table-cell>
          <table:table-cell office:value-type="float" office:value="48389" table:style-name="ce6">
            <text:p>48,389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34052" table:style-name="ce6">
            <text:p>34,052<text:s/></text:p>
          </table:table-cell>
          <table:table-cell office:value-type="float" office:value="27329" table:style-name="ce6">
            <text:p>27,329<text:s/></text:p>
          </table:table-cell>
          <table:table-cell office:value-type="float" office:value="21982" table:style-name="ce6">
            <text:p>21,982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38354" table:style-name="ce6">
            <text:p>38,354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43183" table:style-name="ce6">
            <text:p>43,183<text:s/></text:p>
          </table:table-cell>
          <table:table-cell office:value-type="float" office:value="35822" table:style-name="ce6">
            <text:p>35,822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32839" table:style-name="ce6">
            <text:p>32,839<text:s/></text:p>
          </table:table-cell>
          <table:table-cell office:value-type="float" office:value="87638" table:style-name="ce6">
            <text:p>87,638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34490" table:style-name="ce6">
            <text:p>34,490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62900" table:style-name="ce6">
            <text:p>62,900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1206" table:style-name="ce6">
            <text:p>31,206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7068" table:style-name="ce6">
            <text:p>17,068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8216" table:style-name="ce6">
            <text:p>8,216<text:s/></text:p>
          </table:table-cell>
          <table:table-cell table:number-columns-repeated="16275"/>
        </table:table-row>
        <table:table-row table:style-name="ro2">
          <table:table-cell office:value-type="date" office:date-value="2019-08-11T00:00:00" table:style-name="ce5">
            <text:p>2019/8/11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43029" table:style-name="ce6">
            <text:p>43,029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4349" table:style-name="ce6">
            <text:p>34,349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19184" table:style-name="ce6">
            <text:p>19,184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85870" table:style-name="ce6">
            <text:p>185,870<text:s/></text:p>
          </table:table-cell>
          <table:table-cell office:value-type="float" office:value="40707" table:style-name="ce6">
            <text:p>40,707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31561" table:style-name="ce6">
            <text:p>31,561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38748" table:style-name="ce6">
            <text:p>38,74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38662" table:style-name="ce6">
            <text:p>38,662<text:s/></text:p>
          </table:table-cell>
          <table:table-cell office:value-type="float" office:value="29556" table:style-name="ce6">
            <text:p>29,556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79463" table:style-name="ce6">
            <text:p>79,463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27543" table:style-name="ce6">
            <text:p>27,543<text:s/></text:p>
          </table:table-cell>
          <table:table-cell office:value-type="float" office:value="16902" table:style-name="ce6">
            <text:p>16,902<text:s/></text:p>
          </table:table-cell>
          <table:table-cell office:value-type="float" office:value="56400" table:style-name="ce6">
            <text:p>56,400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7015" table:style-name="ce6">
            <text:p>7,015<text:s/></text:p>
          </table:table-cell>
          <table:table-cell table:number-columns-repeated="16275"/>
        </table:table-row>
        <table:table-row table:style-name="ro2">
          <table:table-cell office:value-type="date" office:date-value="2019-08-12T00:00:00" table:style-name="ce5">
            <text:p>2019/8/12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44708" table:style-name="ce6">
            <text:p>44,708<text:s/></text:p>
          </table:table-cell>
          <table:table-cell office:value-type="float" office:value="49094" table:style-name="ce6">
            <text:p>49,094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31016" table:style-name="ce6">
            <text:p>31,016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27579" table:style-name="ce6">
            <text:p>27,579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36125" table:style-name="ce6">
            <text:p>36,125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28454" table:style-name="ce6">
            <text:p>28,454<text:s/></text:p>
          </table:table-cell>
          <table:table-cell office:value-type="float" office:value="169116" table:style-name="ce6">
            <text:p>169,116<text:s/></text:p>
          </table:table-cell>
          <table:table-cell office:value-type="float" office:value="43864" table:style-name="ce6">
            <text:p>43,864<text:s/></text:p>
          </table:table-cell>
          <table:table-cell office:value-type="float" office:value="25415" table:style-name="ce6">
            <text:p>25,415<text:s/></text:p>
          </table:table-cell>
          <table:table-cell office:value-type="float" office:value="25209" table:style-name="ce6">
            <text:p>25,209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32683" table:style-name="ce6">
            <text:p>32,683<text:s/></text:p>
          </table:table-cell>
          <table:table-cell office:value-type="float" office:value="27618" table:style-name="ce6">
            <text:p>27,618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7248" table:style-name="ce6">
            <text:p>17,248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35309" table:style-name="ce6">
            <text:p>35,30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41172" table:style-name="ce6">
            <text:p>41,172<text:s/></text:p>
          </table:table-cell>
          <table:table-cell office:value-type="float" office:value="42543" table:style-name="ce6">
            <text:p>42,543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32831" table:style-name="ce6">
            <text:p>32,831<text:s/></text:p>
          </table:table-cell>
          <table:table-cell office:value-type="float" office:value="77198" table:style-name="ce6">
            <text:p>77,198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35204" table:style-name="ce6">
            <text:p>35,204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66153" table:style-name="ce6">
            <text:p>66,153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34194" table:style-name="ce6">
            <text:p>34,194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42550" table:style-name="ce6">
            <text:p>42,550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28197" table:style-name="ce6">
            <text:p>28,197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30343" table:style-name="ce6">
            <text:p>30,343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9812" table:style-name="ce6">
            <text:p>9,812<text:s/></text:p>
          </table:table-cell>
          <table:table-cell table:number-columns-repeated="16275"/>
        </table:table-row>
        <table:table-row table:style-name="ro2">
          <table:table-cell office:value-type="date" office:date-value="2019-08-13T00:00:00" table:style-name="ce5">
            <text:p>2019/8/13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45252" table:style-name="ce6">
            <text:p>45,252<text:s/></text:p>
          </table:table-cell>
          <table:table-cell office:value-type="float" office:value="50691" table:style-name="ce6">
            <text:p>50,691<text:s/></text:p>
          </table:table-cell>
          <table:table-cell office:value-type="float" office:value="26132" table:style-name="ce6">
            <text:p>26,132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8149" table:style-name="ce6">
            <text:p>18,149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35913" table:style-name="ce6">
            <text:p>35,913<text:s/></text:p>
          </table:table-cell>
          <table:table-cell office:value-type="float" office:value="30821" table:style-name="ce6">
            <text:p>30,821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37331" table:style-name="ce6">
            <text:p>37,331<text:s/></text:p>
          </table:table-cell>
          <table:table-cell office:value-type="float" office:value="28422" table:style-name="ce6">
            <text:p>28,422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29092" table:style-name="ce6">
            <text:p>29,092<text:s/></text:p>
          </table:table-cell>
          <table:table-cell office:value-type="float" office:value="164902" table:style-name="ce6">
            <text:p>164,902<text:s/></text:p>
          </table:table-cell>
          <table:table-cell office:value-type="float" office:value="46319" table:style-name="ce6">
            <text:p>46,319<text:s/></text:p>
          </table:table-cell>
          <table:table-cell office:value-type="float" office:value="25657" table:style-name="ce6">
            <text:p>25,657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34318" table:style-name="ce6">
            <text:p>34,318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31589" table:style-name="ce6">
            <text:p>31,589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36389" table:style-name="ce6">
            <text:p>36,389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32897" table:style-name="ce6">
            <text:p>32,897<text:s/></text:p>
          </table:table-cell>
          <table:table-cell office:value-type="float" office:value="41356" table:style-name="ce6">
            <text:p>41,356<text:s/></text:p>
          </table:table-cell>
          <table:table-cell office:value-type="float" office:value="43339" table:style-name="ce6">
            <text:p>43,339<text:s/></text:p>
          </table:table-cell>
          <table:table-cell office:value-type="float" office:value="27040" table:style-name="ce6">
            <text:p>27,040<text:s/></text:p>
          </table:table-cell>
          <table:table-cell office:value-type="float" office:value="32917" table:style-name="ce6">
            <text:p>32,917<text:s/></text:p>
          </table:table-cell>
          <table:table-cell office:value-type="float" office:value="77586" table:style-name="ce6">
            <text:p>77,586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38730" table:style-name="ce6">
            <text:p>38,730<text:s/></text:p>
          </table:table-cell>
          <table:table-cell office:value-type="float" office:value="24332" table:style-name="ce6">
            <text:p>24,332<text:s/></text:p>
          </table:table-cell>
          <table:table-cell office:value-type="float" office:value="67469" table:style-name="ce6">
            <text:p>67,469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43481" table:style-name="ce6">
            <text:p>43,481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30804" table:style-name="ce6">
            <text:p>30,804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0094" table:style-name="ce6">
            <text:p>10,094<text:s/></text:p>
          </table:table-cell>
          <table:table-cell table:number-columns-repeated="16275"/>
        </table:table-row>
        <table:table-row table:style-name="ro2">
          <table:table-cell office:value-type="date" office:date-value="2019-08-14T00:00:00" table:style-name="ce5">
            <text:p>2019/8/14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44735" table:style-name="ce6">
            <text:p>44,735<text:s/></text:p>
          </table:table-cell>
          <table:table-cell office:value-type="float" office:value="50303" table:style-name="ce6">
            <text:p>50,303<text:s/></text:p>
          </table:table-cell>
          <table:table-cell office:value-type="float" office:value="26024" table:style-name="ce6">
            <text:p>26,024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31411" table:style-name="ce6">
            <text:p>31,411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36786" table:style-name="ce6">
            <text:p>36,786<text:s/></text:p>
          </table:table-cell>
          <table:table-cell office:value-type="float" office:value="30260" table:style-name="ce6">
            <text:p>30,260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36922" table:style-name="ce6">
            <text:p>36,922<text:s/></text:p>
          </table:table-cell>
          <table:table-cell office:value-type="float" office:value="28098" table:style-name="ce6">
            <text:p>28,098<text:s/></text:p>
          </table:table-cell>
          <table:table-cell office:value-type="float" office:value="27082" table:style-name="ce6">
            <text:p>27,082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28052" table:style-name="ce6">
            <text:p>28,052<text:s/></text:p>
          </table:table-cell>
          <table:table-cell office:value-type="float" office:value="163129" table:style-name="ce6">
            <text:p>163,129<text:s/></text:p>
          </table:table-cell>
          <table:table-cell office:value-type="float" office:value="45804" table:style-name="ce6">
            <text:p>45,804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31559" table:style-name="ce6">
            <text:p>31,559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35372" table:style-name="ce6">
            <text:p>35,372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32972" table:style-name="ce6">
            <text:p>32,972<text:s/></text:p>
          </table:table-cell>
          <table:table-cell office:value-type="float" office:value="41144" table:style-name="ce6">
            <text:p>41,144<text:s/></text:p>
          </table:table-cell>
          <table:table-cell office:value-type="float" office:value="43455" table:style-name="ce6">
            <text:p>43,455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32721" table:style-name="ce6">
            <text:p>32,721<text:s/></text:p>
          </table:table-cell>
          <table:table-cell office:value-type="float" office:value="77251" table:style-name="ce6">
            <text:p>77,251<text:s/></text:p>
          </table:table-cell>
          <table:table-cell office:value-type="float" office:value="23412" table:style-name="ce6">
            <text:p>23,412<text:s/></text:p>
          </table:table-cell>
          <table:table-cell office:value-type="float" office:value="36001" table:style-name="ce6">
            <text:p>36,001<text:s/></text:p>
          </table:table-cell>
          <table:table-cell office:value-type="float" office:value="38010" table:style-name="ce6">
            <text:p>38,010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67997" table:style-name="ce6">
            <text:p>67,997<text:s/></text:p>
          </table:table-cell>
          <table:table-cell office:value-type="float" office:value="20286" table:style-name="ce6">
            <text:p>20,286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34458" table:style-name="ce6">
            <text:p>34,458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43432" table:style-name="ce6">
            <text:p>43,432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25544" table:style-name="ce6">
            <text:p>25,544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30446" table:style-name="ce6">
            <text:p>30,446<text:s/></text:p>
          </table:table-cell>
          <table:table-cell office:value-type="float" office:value="29081" table:style-name="ce6">
            <text:p>29,081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9998" table:style-name="ce6">
            <text:p>9,998<text:s/></text:p>
          </table:table-cell>
          <table:table-cell table:number-columns-repeated="16275"/>
        </table:table-row>
        <table:table-row table:style-name="ro2">
          <table:table-cell office:value-type="date" office:date-value="2019-08-15T00:00:00" table:style-name="ce5">
            <text:p>2019/8/15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43530" table:style-name="ce6">
            <text:p>43,530<text:s/></text:p>
          </table:table-cell>
          <table:table-cell office:value-type="float" office:value="48224" table:style-name="ce6">
            <text:p>48,224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30821" table:style-name="ce6">
            <text:p>30,821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34700" table:style-name="ce6">
            <text:p>34,700<text:s/></text:p>
          </table:table-cell>
          <table:table-cell office:value-type="float" office:value="29632" table:style-name="ce6">
            <text:p>29,63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35865" table:style-name="ce6">
            <text:p>35,865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154678" table:style-name="ce6">
            <text:p>154,678<text:s/></text:p>
          </table:table-cell>
          <table:table-cell office:value-type="float" office:value="43686" table:style-name="ce6">
            <text:p>43,686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27795" table:style-name="ce6">
            <text:p>27,795<text:s/></text:p>
          </table:table-cell>
          <table:table-cell office:value-type="float" office:value="31622" table:style-name="ce6">
            <text:p>31,622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33796" table:style-name="ce6">
            <text:p>33,796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39263" table:style-name="ce6">
            <text:p>39,263<text:s/></text:p>
          </table:table-cell>
          <table:table-cell office:value-type="float" office:value="41446" table:style-name="ce6">
            <text:p>41,446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31547" table:style-name="ce6">
            <text:p>31,547<text:s/></text:p>
          </table:table-cell>
          <table:table-cell office:value-type="float" office:value="74048" table:style-name="ce6">
            <text:p>74,048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34220" table:style-name="ce6">
            <text:p>34,220<text:s/></text:p>
          </table:table-cell>
          <table:table-cell office:value-type="float" office:value="37485" table:style-name="ce6">
            <text:p>37,485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65589" table:style-name="ce6">
            <text:p>65,589<text:s/></text:p>
          </table:table-cell>
          <table:table-cell office:value-type="float" office:value="19792" table:style-name="ce6">
            <text:p>19,792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34834" table:style-name="ce6">
            <text:p>34,834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41794" table:style-name="ce6">
            <text:p>41,794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27495" table:style-name="ce6">
            <text:p>27,495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29662" table:style-name="ce6">
            <text:p>29,662<text:s/></text:p>
          </table:table-cell>
          <table:table-cell office:value-type="float" office:value="28029" table:style-name="ce6">
            <text:p>28,029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9709" table:style-name="ce6">
            <text:p>9,709<text:s/></text:p>
          </table:table-cell>
          <table:table-cell table:number-columns-repeated="16275"/>
        </table:table-row>
        <table:table-row table:style-name="ro2">
          <table:table-cell office:value-type="date" office:date-value="2019-08-16T00:00:00" table:style-name="ce5">
            <text:p>2019/8/16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46394" table:style-name="ce6">
            <text:p>46,394<text:s/></text:p>
          </table:table-cell>
          <table:table-cell office:value-type="float" office:value="56913" table:style-name="ce6">
            <text:p>56,913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7925" table:style-name="ce6">
            <text:p>17,925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33021" table:style-name="ce6">
            <text:p>33,021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1587" table:style-name="ce6">
            <text:p>31,587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37115" table:style-name="ce6">
            <text:p>37,115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9002" table:style-name="ce6">
            <text:p>39,002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28452" table:style-name="ce6">
            <text:p>28,452<text:s/></text:p>
          </table:table-cell>
          <table:table-cell office:value-type="float" office:value="185513" table:style-name="ce6">
            <text:p>185,513<text:s/></text:p>
          </table:table-cell>
          <table:table-cell office:value-type="float" office:value="50235" table:style-name="ce6">
            <text:p>50,235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26416" table:style-name="ce6">
            <text:p>26,416<text:s/></text:p>
          </table:table-cell>
          <table:table-cell office:value-type="float" office:value="30259" table:style-name="ce6">
            <text:p>30,259<text:s/></text:p>
          </table:table-cell>
          <table:table-cell office:value-type="float" office:value="35593" table:style-name="ce6">
            <text:p>35,593<text:s/></text:p>
          </table:table-cell>
          <table:table-cell office:value-type="float" office:value="30348" table:style-name="ce6">
            <text:p>30,348<text:s/></text:p>
          </table:table-cell>
          <table:table-cell office:value-type="float" office:value="25766" table:style-name="ce6">
            <text:p>25,766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32768" table:style-name="ce6">
            <text:p>32,768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37768" table:style-name="ce6">
            <text:p>37,768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6191" table:style-name="ce6">
            <text:p>16,191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35048" table:style-name="ce6">
            <text:p>35,048<text:s/></text:p>
          </table:table-cell>
          <table:table-cell office:value-type="float" office:value="46775" table:style-name="ce6">
            <text:p>46,775<text:s/></text:p>
          </table:table-cell>
          <table:table-cell office:value-type="float" office:value="45464" table:style-name="ce6">
            <text:p>45,464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34227" table:style-name="ce6">
            <text:p>34,227<text:s/></text:p>
          </table:table-cell>
          <table:table-cell office:value-type="float" office:value="84303" table:style-name="ce6">
            <text:p>84,303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37971" table:style-name="ce6">
            <text:p>37,971<text:s/></text:p>
          </table:table-cell>
          <table:table-cell office:value-type="float" office:value="42572" table:style-name="ce6">
            <text:p>42,572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75320" table:style-name="ce6">
            <text:p>75,320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15392" table:style-name="ce6">
            <text:p>15,392<text:s/></text:p>
          </table:table-cell>
          <table:table-cell office:value-type="float" office:value="41547" table:style-name="ce6">
            <text:p>41,547<text:s/></text:p>
          </table:table-cell>
          <table:table-cell office:value-type="float" office:value="21166" table:style-name="ce6">
            <text:p>21,166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44240" table:style-name="ce6">
            <text:p>44,240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9489" table:style-name="ce6">
            <text:p>29,489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31399" table:style-name="ce6">
            <text:p>31,399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0376" table:style-name="ce6">
            <text:p>10,376<text:s/></text:p>
          </table:table-cell>
          <table:table-cell table:number-columns-repeated="16275"/>
        </table:table-row>
        <table:table-row table:style-name="ro2">
          <table:table-cell office:value-type="date" office:date-value="2019-08-17T00:00:00" table:style-name="ce5">
            <text:p>2019/8/17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26294" table:style-name="ce6">
            <text:p>26,294<text:s/></text:p>
          </table:table-cell>
          <table:table-cell office:value-type="float" office:value="54684" table:style-name="ce6">
            <text:p>54,684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30717" table:style-name="ce6">
            <text:p>30,717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33677" table:style-name="ce6">
            <text:p>33,677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87455" table:style-name="ce6">
            <text:p>187,455<text:s/></text:p>
          </table:table-cell>
          <table:table-cell office:value-type="float" office:value="49406" table:style-name="ce6">
            <text:p>49,406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38948" table:style-name="ce6">
            <text:p>38,948<text:s/></text:p>
          </table:table-cell>
          <table:table-cell office:value-type="float" office:value="29473" table:style-name="ce6">
            <text:p>29,473<text:s/></text:p>
          </table:table-cell>
          <table:table-cell office:value-type="float" office:value="20974" table:style-name="ce6">
            <text:p>20,974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43789" table:style-name="ce6">
            <text:p>43,789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32206" table:style-name="ce6">
            <text:p>32,206<text:s/></text:p>
          </table:table-cell>
          <table:table-cell office:value-type="float" office:value="43352" table:style-name="ce6">
            <text:p>43,352<text:s/></text:p>
          </table:table-cell>
          <table:table-cell office:value-type="float" office:value="37029" table:style-name="ce6">
            <text:p>37,029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32540" table:style-name="ce6">
            <text:p>32,540<text:s/></text:p>
          </table:table-cell>
          <table:table-cell office:value-type="float" office:value="88694" table:style-name="ce6">
            <text:p>88,694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36445" table:style-name="ce6">
            <text:p>36,445<text:s/></text:p>
          </table:table-cell>
          <table:table-cell office:value-type="float" office:value="21952" table:style-name="ce6">
            <text:p>21,952<text:s/></text:p>
          </table:table-cell>
          <table:table-cell office:value-type="float" office:value="67804" table:style-name="ce6">
            <text:p>67,804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38013" table:style-name="ce6">
            <text:p>38,013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8560" table:style-name="ce6">
            <text:p>8,560<text:s/></text:p>
          </table:table-cell>
          <table:table-cell table:number-columns-repeated="16275"/>
        </table:table-row>
        <table:table-row table:style-name="ro2">
          <table:table-cell office:value-type="date" office:date-value="2019-08-18T00:00:00" table:style-name="ce5">
            <text:p>2019/8/18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43689" table:style-name="ce6">
            <text:p>43,689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86487" table:style-name="ce6">
            <text:p>186,487<text:s/></text:p>
          </table:table-cell>
          <table:table-cell office:value-type="float" office:value="39838" table:style-name="ce6">
            <text:p>39,838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27042" table:style-name="ce6">
            <text:p>27,042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18510" table:style-name="ce6">
            <text:p>18,510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36590" table:style-name="ce6">
            <text:p>36,590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29424" table:style-name="ce6">
            <text:p>29,424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75731" table:style-name="ce6">
            <text:p>75,731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28005" table:style-name="ce6">
            <text:p>28,005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57218" table:style-name="ce6">
            <text:p>57,218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29054" table:style-name="ce6">
            <text:p>29,054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7002" table:style-name="ce6">
            <text:p>7,002<text:s/></text:p>
          </table:table-cell>
          <table:table-cell table:number-columns-repeated="16275"/>
        </table:table-row>
        <table:table-row table:style-name="ro2">
          <table:table-cell office:value-type="date" office:date-value="2019-08-19T00:00:00" table:style-name="ce5">
            <text:p>2019/8/19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44261" table:style-name="ce6">
            <text:p>44,261<text:s/></text:p>
          </table:table-cell>
          <table:table-cell office:value-type="float" office:value="47699" table:style-name="ce6">
            <text:p>47,699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30865" table:style-name="ce6">
            <text:p>30,865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7063" table:style-name="ce6">
            <text:p>27,063<text:s/></text:p>
          </table:table-cell>
          <table:table-cell office:value-type="float" office:value="18167" table:style-name="ce6">
            <text:p>18,167<text:s/></text:p>
          </table:table-cell>
          <table:table-cell office:value-type="float" office:value="34185" table:style-name="ce6">
            <text:p>34,185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36594" table:style-name="ce6">
            <text:p>36,594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22098" table:style-name="ce6">
            <text:p>22,098<text:s/></text:p>
          </table:table-cell>
          <table:table-cell office:value-type="float" office:value="27622" table:style-name="ce6">
            <text:p>27,622<text:s/></text:p>
          </table:table-cell>
          <table:table-cell office:value-type="float" office:value="162554" table:style-name="ce6">
            <text:p>162,554<text:s/></text:p>
          </table:table-cell>
          <table:table-cell office:value-type="float" office:value="42053" table:style-name="ce6">
            <text:p>42,053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23393" table:style-name="ce6">
            <text:p>23,393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3987" table:style-name="ce6">
            <text:p>33,987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14610" table:style-name="ce6">
            <text:p>14,610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32077" table:style-name="ce6">
            <text:p>32,077<text:s/></text:p>
          </table:table-cell>
          <table:table-cell office:value-type="float" office:value="41467" table:style-name="ce6">
            <text:p>41,467<text:s/></text:p>
          </table:table-cell>
          <table:table-cell office:value-type="float" office:value="42248" table:style-name="ce6">
            <text:p>42,248<text:s/></text:p>
          </table:table-cell>
          <table:table-cell office:value-type="float" office:value="26118" table:style-name="ce6">
            <text:p>26,118<text:s/></text:p>
          </table:table-cell>
          <table:table-cell office:value-type="float" office:value="30534" table:style-name="ce6">
            <text:p>30,534<text:s/></text:p>
          </table:table-cell>
          <table:table-cell office:value-type="float" office:value="74757" table:style-name="ce6">
            <text:p>74,757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34545" table:style-name="ce6">
            <text:p>34,545<text:s/></text:p>
          </table:table-cell>
          <table:table-cell office:value-type="float" office:value="37004" table:style-name="ce6">
            <text:p>37,004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64385" table:style-name="ce6">
            <text:p>64,385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32213" table:style-name="ce6">
            <text:p>32,213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42511" table:style-name="ce6">
            <text:p>42,511<text:s/></text:p>
          </table:table-cell>
          <table:table-cell office:value-type="float" office:value="23592" table:style-name="ce6">
            <text:p>23,592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6958" table:style-name="ce6">
            <text:p>26,95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30642" table:style-name="ce6">
            <text:p>30,642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9896" table:style-name="ce6">
            <text:p>9,896<text:s/></text:p>
          </table:table-cell>
          <table:table-cell table:number-columns-repeated="16275"/>
        </table:table-row>
        <table:table-row table:style-name="ro2">
          <table:table-cell office:value-type="date" office:date-value="2019-08-20T00:00:00" table:style-name="ce5">
            <text:p>2019/8/20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44656" table:style-name="ce6">
            <text:p>44,656<text:s/></text:p>
          </table:table-cell>
          <table:table-cell office:value-type="float" office:value="50198" table:style-name="ce6">
            <text:p>50,198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7584" table:style-name="ce6">
            <text:p>17,584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35726" table:style-name="ce6">
            <text:p>35,726<text:s/></text:p>
          </table:table-cell>
          <table:table-cell office:value-type="float" office:value="28933" table:style-name="ce6">
            <text:p>28,933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36939" table:style-name="ce6">
            <text:p>36,939<text:s/></text:p>
          </table:table-cell>
          <table:table-cell office:value-type="float" office:value="28356" table:style-name="ce6">
            <text:p>28,356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28086" table:style-name="ce6">
            <text:p>28,086<text:s/></text:p>
          </table:table-cell>
          <table:table-cell office:value-type="float" office:value="157707" table:style-name="ce6">
            <text:p>157,707<text:s/></text:p>
          </table:table-cell>
          <table:table-cell office:value-type="float" office:value="43639" table:style-name="ce6">
            <text:p>43,639<text:s/></text:p>
          </table:table-cell>
          <table:table-cell office:value-type="float" office:value="25321" table:style-name="ce6">
            <text:p>25,321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33887" table:style-name="ce6">
            <text:p>33,887<text:s/></text:p>
          </table:table-cell>
          <table:table-cell office:value-type="float" office:value="27893" table:style-name="ce6">
            <text:p>27,893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35934" table:style-name="ce6">
            <text:p>35,934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40782" table:style-name="ce6">
            <text:p>40,782<text:s/></text:p>
          </table:table-cell>
          <table:table-cell office:value-type="float" office:value="43145" table:style-name="ce6">
            <text:p>43,145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31977" table:style-name="ce6">
            <text:p>31,977<text:s/></text:p>
          </table:table-cell>
          <table:table-cell office:value-type="float" office:value="75056" table:style-name="ce6">
            <text:p>75,056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34823" table:style-name="ce6">
            <text:p>34,823<text:s/></text:p>
          </table:table-cell>
          <table:table-cell office:value-type="float" office:value="37950" table:style-name="ce6">
            <text:p>37,950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64646" table:style-name="ce6">
            <text:p>64,646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32747" table:style-name="ce6">
            <text:p>32,747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42378" table:style-name="ce6">
            <text:p>42,378<text:s/></text:p>
          </table:table-cell>
          <table:table-cell office:value-type="float" office:value="23288" table:style-name="ce6">
            <text:p>23,288<text:s/></text:p>
          </table:table-cell>
          <table:table-cell office:value-type="float" office:value="25850" table:style-name="ce6">
            <text:p>25,850<text:s/></text:p>
          </table:table-cell>
          <table:table-cell office:value-type="float" office:value="27267" table:style-name="ce6">
            <text:p>27,267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26985" table:style-name="ce6">
            <text:p>26,985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0001" table:style-name="ce6">
            <text:p>10,001<text:s/></text:p>
          </table:table-cell>
          <table:table-cell table:number-columns-repeated="16275"/>
        </table:table-row>
        <table:table-row table:style-name="ro2">
          <table:table-cell office:value-type="date" office:date-value="2019-08-21T00:00:00" table:style-name="ce5">
            <text:p>2019/8/21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44235" table:style-name="ce6">
            <text:p>44,235<text:s/></text:p>
          </table:table-cell>
          <table:table-cell office:value-type="float" office:value="49352" table:style-name="ce6">
            <text:p>49,352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41343" table:style-name="ce6">
            <text:p>41,343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22164" table:style-name="ce6">
            <text:p>22,164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34898" table:style-name="ce6">
            <text:p>34,898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36416" table:style-name="ce6">
            <text:p>36,416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26935" table:style-name="ce6">
            <text:p>26,935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158833" table:style-name="ce6">
            <text:p>158,833<text:s/></text:p>
          </table:table-cell>
          <table:table-cell office:value-type="float" office:value="42971" table:style-name="ce6">
            <text:p>42,971<text:s/></text:p>
          </table:table-cell>
          <table:table-cell office:value-type="float" office:value="24332" table:style-name="ce6">
            <text:p>24,332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31371" table:style-name="ce6">
            <text:p>31,371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31442" table:style-name="ce6">
            <text:p>31,442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33706" table:style-name="ce6">
            <text:p>33,706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32304" table:style-name="ce6">
            <text:p>32,304<text:s/></text:p>
          </table:table-cell>
          <table:table-cell office:value-type="float" office:value="41057" table:style-name="ce6">
            <text:p>41,057<text:s/></text:p>
          </table:table-cell>
          <table:table-cell office:value-type="float" office:value="42730" table:style-name="ce6">
            <text:p>42,730<text:s/></text:p>
          </table:table-cell>
          <table:table-cell office:value-type="float" office:value="26816" table:style-name="ce6">
            <text:p>26,816<text:s/></text:p>
          </table:table-cell>
          <table:table-cell office:value-type="float" office:value="30537" table:style-name="ce6">
            <text:p>30,537<text:s/></text:p>
          </table:table-cell>
          <table:table-cell office:value-type="float" office:value="73955" table:style-name="ce6">
            <text:p>73,955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34354" table:style-name="ce6">
            <text:p>34,354<text:s/></text:p>
          </table:table-cell>
          <table:table-cell office:value-type="float" office:value="38036" table:style-name="ce6">
            <text:p>38,036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64801" table:style-name="ce6">
            <text:p>64,801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43253" table:style-name="ce6">
            <text:p>43,253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25448" table:style-name="ce6">
            <text:p>25,448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30179" table:style-name="ce6">
            <text:p>30,179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0004" table:style-name="ce6">
            <text:p>10,004<text:s/></text:p>
          </table:table-cell>
          <table:table-cell table:number-columns-repeated="16275"/>
        </table:table-row>
        <table:table-row table:style-name="ro2">
          <table:table-cell office:value-type="date" office:date-value="2019-08-22T00:00:00" table:style-name="ce5">
            <text:p>2019/8/22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45064" table:style-name="ce6">
            <text:p>45,064<text:s/></text:p>
          </table:table-cell>
          <table:table-cell office:value-type="float" office:value="51046" table:style-name="ce6">
            <text:p>51,046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44797" table:style-name="ce6">
            <text:p>44,79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29815" table:style-name="ce6">
            <text:p>29,815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35961" table:style-name="ce6">
            <text:p>35,961<text:s/></text:p>
          </table:table-cell>
          <table:table-cell office:value-type="float" office:value="30621" table:style-name="ce6">
            <text:p>30,621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28085" table:style-name="ce6">
            <text:p>28,085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7920" table:style-name="ce6">
            <text:p>27,920<text:s/></text:p>
          </table:table-cell>
          <table:table-cell office:value-type="float" office:value="160839" table:style-name="ce6">
            <text:p>160,839<text:s/></text:p>
          </table:table-cell>
          <table:table-cell office:value-type="float" office:value="44837" table:style-name="ce6">
            <text:p>44,837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33102" table:style-name="ce6">
            <text:p>33,102<text:s/></text:p>
          </table:table-cell>
          <table:table-cell office:value-type="float" office:value="27848" table:style-name="ce6">
            <text:p>27,848<text:s/></text:p>
          </table:table-cell>
          <table:table-cell office:value-type="float" office:value="24189" table:style-name="ce6">
            <text:p>24,189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31218" table:style-name="ce6">
            <text:p>31,218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36498" table:style-name="ce6">
            <text:p>36,498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2431" table:style-name="ce6">
            <text:p>22,431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33035" table:style-name="ce6">
            <text:p>33,035<text:s/></text:p>
          </table:table-cell>
          <table:table-cell office:value-type="float" office:value="41974" table:style-name="ce6">
            <text:p>41,974<text:s/></text:p>
          </table:table-cell>
          <table:table-cell office:value-type="float" office:value="43615" table:style-name="ce6">
            <text:p>43,615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32212" table:style-name="ce6">
            <text:p>32,212<text:s/></text:p>
          </table:table-cell>
          <table:table-cell office:value-type="float" office:value="76512" table:style-name="ce6">
            <text:p>76,512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35745" table:style-name="ce6">
            <text:p>35,745<text:s/></text:p>
          </table:table-cell>
          <table:table-cell office:value-type="float" office:value="39186" table:style-name="ce6">
            <text:p>39,186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65590" table:style-name="ce6">
            <text:p>65,590<text:s/></text:p>
          </table:table-cell>
          <table:table-cell office:value-type="float" office:value="21117" table:style-name="ce6">
            <text:p>21,117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43537" table:style-name="ce6">
            <text:p>43,537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5888" table:style-name="ce6">
            <text:p>25,888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30905" table:style-name="ce6">
            <text:p>30,905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10232" table:style-name="ce6">
            <text:p>10,232<text:s/></text:p>
          </table:table-cell>
          <table:table-cell table:number-columns-repeated="16275"/>
        </table:table-row>
        <table:table-row table:style-name="ro2">
          <table:table-cell office:value-type="date" office:date-value="2019-08-23T00:00:00" table:style-name="ce5">
            <text:p>2019/8/23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45565" table:style-name="ce6">
            <text:p>45,565<text:s/></text:p>
          </table:table-cell>
          <table:table-cell office:value-type="float" office:value="56132" table:style-name="ce6">
            <text:p>56,132<text:s/></text:p>
          </table:table-cell>
          <table:table-cell office:value-type="float" office:value="26531" table:style-name="ce6">
            <text:p>26,531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48693" table:style-name="ce6">
            <text:p>48,693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23772" table:style-name="ce6">
            <text:p>23,772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31002" table:style-name="ce6">
            <text:p>31,002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35922" table:style-name="ce6">
            <text:p>35,922<text:s/></text:p>
          </table:table-cell>
          <table:table-cell office:value-type="float" office:value="31366" table:style-name="ce6">
            <text:p>31,366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39141" table:style-name="ce6">
            <text:p>39,141<text:s/></text:p>
          </table:table-cell>
          <table:table-cell office:value-type="float" office:value="29637" table:style-name="ce6">
            <text:p>29,637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27478" table:style-name="ce6">
            <text:p>27,478<text:s/></text:p>
          </table:table-cell>
          <table:table-cell office:value-type="float" office:value="182946" table:style-name="ce6">
            <text:p>182,946<text:s/></text:p>
          </table:table-cell>
          <table:table-cell office:value-type="float" office:value="48564" table:style-name="ce6">
            <text:p>48,564<text:s/></text:p>
          </table:table-cell>
          <table:table-cell office:value-type="float" office:value="25753" table:style-name="ce6">
            <text:p>25,753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34530" table:style-name="ce6">
            <text:p>34,530<text:s/></text:p>
          </table:table-cell>
          <table:table-cell office:value-type="float" office:value="29531" table:style-name="ce6">
            <text:p>29,531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31840" table:style-name="ce6">
            <text:p>31,840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37324" table:style-name="ce6">
            <text:p>37,324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7317" table:style-name="ce6">
            <text:p>27,317<text:s/></text:p>
          </table:table-cell>
          <table:table-cell office:value-type="float" office:value="34810" table:style-name="ce6">
            <text:p>34,810<text:s/></text:p>
          </table:table-cell>
          <table:table-cell office:value-type="float" office:value="45667" table:style-name="ce6">
            <text:p>45,667<text:s/></text:p>
          </table:table-cell>
          <table:table-cell office:value-type="float" office:value="45354" table:style-name="ce6">
            <text:p>45,354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82482" table:style-name="ce6">
            <text:p>82,482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38283" table:style-name="ce6">
            <text:p>38,283<text:s/></text:p>
          </table:table-cell>
          <table:table-cell office:value-type="float" office:value="42734" table:style-name="ce6">
            <text:p>42,734<text:s/></text:p>
          </table:table-cell>
          <table:table-cell office:value-type="float" office:value="26350" table:style-name="ce6">
            <text:p>26,350<text:s/></text:p>
          </table:table-cell>
          <table:table-cell office:value-type="float" office:value="73292" table:style-name="ce6">
            <text:p>73,292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44621" table:style-name="ce6">
            <text:p>44,621<text:s/></text:p>
          </table:table-cell>
          <table:table-cell office:value-type="float" office:value="20466" table:style-name="ce6">
            <text:p>20,466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43800" table:style-name="ce6">
            <text:p>43,800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5462" table:style-name="ce6">
            <text:p>15,462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31954" table:style-name="ce6">
            <text:p>31,954<text:s/></text:p>
          </table:table-cell>
          <table:table-cell office:value-type="float" office:value="29115" table:style-name="ce6">
            <text:p>29,115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0501" table:style-name="ce6">
            <text:p>10,501<text:s/></text:p>
          </table:table-cell>
          <table:table-cell table:number-columns-repeated="16275"/>
        </table:table-row>
        <table:table-row table:style-name="ro2">
          <table:table-cell office:value-type="date" office:date-value="2019-08-24T00:00:00" table:style-name="ce5">
            <text:p>2019/8/24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48040" table:style-name="ce6">
            <text:p>48,040<text:s/></text:p>
          </table:table-cell>
          <table:table-cell office:value-type="float" office:value="15155" table:style-name="ce6">
            <text:p>15,155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18728" table:style-name="ce6">
            <text:p>18,728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158195" table:style-name="ce6">
            <text:p>158,195<text:s/></text:p>
          </table:table-cell>
          <table:table-cell office:value-type="float" office:value="43403" table:style-name="ce6">
            <text:p>43,403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27241" table:style-name="ce6">
            <text:p>27,241<text:s/></text:p>
          </table:table-cell>
          <table:table-cell office:value-type="float" office:value="22460" table:style-name="ce6">
            <text:p>22,460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9872" table:style-name="ce6">
            <text:p>19,872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9937" table:style-name="ce6">
            <text:p>29,937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35861" table:style-name="ce6">
            <text:p>35,861<text:s/></text:p>
          </table:table-cell>
          <table:table-cell office:value-type="float" office:value="32257" table:style-name="ce6">
            <text:p>32,257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27211" table:style-name="ce6">
            <text:p>27,211<text:s/></text:p>
          </table:table-cell>
          <table:table-cell office:value-type="float" office:value="74347" table:style-name="ce6">
            <text:p>74,347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31422" table:style-name="ce6">
            <text:p>31,422<text:s/></text:p>
          </table:table-cell>
          <table:table-cell office:value-type="float" office:value="31848" table:style-name="ce6">
            <text:p>31,848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53137" table:style-name="ce6">
            <text:p>53,137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39920" table:style-name="ce6">
            <text:p>39,920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17393" table:style-name="ce6">
            <text:p>17,393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7324" table:style-name="ce6">
            <text:p>7,324<text:s/></text:p>
          </table:table-cell>
          <table:table-cell table:number-columns-repeated="16275"/>
        </table:table-row>
        <table:table-row table:style-name="ro2">
          <table:table-cell office:value-type="date" office:date-value="2019-08-25T00:00:00" table:style-name="ce5">
            <text:p>2019/8/25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43155" table:style-name="ce6">
            <text:p>43,155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8365" table:style-name="ce6">
            <text:p>28,365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67682" table:style-name="ce6">
            <text:p>167,682<text:s/></text:p>
          </table:table-cell>
          <table:table-cell office:value-type="float" office:value="40824" table:style-name="ce6">
            <text:p>40,824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18900" table:style-name="ce6">
            <text:p>18,900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30683" table:style-name="ce6">
            <text:p>30,683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40928" table:style-name="ce6">
            <text:p>40,928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36597" table:style-name="ce6">
            <text:p>36,597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77092" table:style-name="ce6">
            <text:p>77,09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30775" table:style-name="ce6">
            <text:p>30,775<text:s/></text:p>
          </table:table-cell>
          <table:table-cell office:value-type="float" office:value="27866" table:style-name="ce6">
            <text:p>27,866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52669" table:style-name="ce6">
            <text:p>52,669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6851" table:style-name="ce6">
            <text:p>6,851<text:s/></text:p>
          </table:table-cell>
          <table:table-cell table:number-columns-repeated="16275"/>
        </table:table-row>
        <table:table-row table:style-name="ro2">
          <table:table-cell office:value-type="date" office:date-value="2019-08-26T00:00:00" table:style-name="ce5">
            <text:p>2019/8/26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42647" table:style-name="ce6">
            <text:p>42,647<text:s/></text:p>
          </table:table-cell>
          <table:table-cell office:value-type="float" office:value="46653" table:style-name="ce6">
            <text:p>46,653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33009" table:style-name="ce6">
            <text:p>33,009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36200" table:style-name="ce6">
            <text:p>36,200<text:s/></text:p>
          </table:table-cell>
          <table:table-cell office:value-type="float" office:value="27101" table:style-name="ce6">
            <text:p>27,101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22307" table:style-name="ce6">
            <text:p>22,307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61385" table:style-name="ce6">
            <text:p>161,385<text:s/></text:p>
          </table:table-cell>
          <table:table-cell office:value-type="float" office:value="41915" table:style-name="ce6">
            <text:p>41,915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9553" table:style-name="ce6">
            <text:p>29,553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36160" table:style-name="ce6">
            <text:p>36,160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40515" table:style-name="ce6">
            <text:p>40,515<text:s/></text:p>
          </table:table-cell>
          <table:table-cell office:value-type="float" office:value="41866" table:style-name="ce6">
            <text:p>41,866<text:s/></text:p>
          </table:table-cell>
          <table:table-cell office:value-type="float" office:value="25986" table:style-name="ce6">
            <text:p>25,986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75864" table:style-name="ce6">
            <text:p>75,864<text:s/></text:p>
          </table:table-cell>
          <table:table-cell office:value-type="float" office:value="19824" table:style-name="ce6">
            <text:p>19,824<text:s/></text:p>
          </table:table-cell>
          <table:table-cell office:value-type="float" office:value="34245" table:style-name="ce6">
            <text:p>34,245<text:s/></text:p>
          </table:table-cell>
          <table:table-cell office:value-type="float" office:value="36306" table:style-name="ce6">
            <text:p>36,306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64364" table:style-name="ce6">
            <text:p>64,364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40991" table:style-name="ce6">
            <text:p>40,991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40433" table:style-name="ce6">
            <text:p>40,433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24485" table:style-name="ce6">
            <text:p>24,485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29428" table:style-name="ce6">
            <text:p>29,428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9635" table:style-name="ce6">
            <text:p>9,635<text:s/></text:p>
          </table:table-cell>
          <table:table-cell table:number-columns-repeated="16275"/>
        </table:table-row>
        <table:table-row table:style-name="ro2">
          <table:table-cell office:value-type="date" office:date-value="2019-08-27T00:00:00" table:style-name="ce5">
            <text:p>2019/8/27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43765" table:style-name="ce6">
            <text:p>43,765<text:s/></text:p>
          </table:table-cell>
          <table:table-cell office:value-type="float" office:value="48705" table:style-name="ce6">
            <text:p>48,705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31679" table:style-name="ce6">
            <text:p>31,679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18380" table:style-name="ce6">
            <text:p>18,380<text:s/></text:p>
          </table:table-cell>
          <table:table-cell office:value-type="float" office:value="34080" table:style-name="ce6">
            <text:p>34,080<text:s/></text:p>
          </table:table-cell>
          <table:table-cell office:value-type="float" office:value="28100" table:style-name="ce6">
            <text:p>28,100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36911" table:style-name="ce6">
            <text:p>36,911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7182" table:style-name="ce6">
            <text:p>27,182<text:s/></text:p>
          </table:table-cell>
          <table:table-cell office:value-type="float" office:value="22550" table:style-name="ce6">
            <text:p>22,550<text:s/></text:p>
          </table:table-cell>
          <table:table-cell office:value-type="float" office:value="27702" table:style-name="ce6">
            <text:p>27,702<text:s/></text:p>
          </table:table-cell>
          <table:table-cell office:value-type="float" office:value="158977" table:style-name="ce6">
            <text:p>158,977<text:s/></text:p>
          </table:table-cell>
          <table:table-cell office:value-type="float" office:value="44268" table:style-name="ce6">
            <text:p>44,268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24678" table:style-name="ce6">
            <text:p>24,678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33370" table:style-name="ce6">
            <text:p>33,370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30551" table:style-name="ce6">
            <text:p>30,551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32769" table:style-name="ce6">
            <text:p>32,769<text:s/></text:p>
          </table:table-cell>
          <table:table-cell office:value-type="float" office:value="40459" table:style-name="ce6">
            <text:p>40,459<text:s/></text:p>
          </table:table-cell>
          <table:table-cell office:value-type="float" office:value="43116" table:style-name="ce6">
            <text:p>43,116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75880" table:style-name="ce6">
            <text:p>75,880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34383" table:style-name="ce6">
            <text:p>34,383<text:s/></text:p>
          </table:table-cell>
          <table:table-cell office:value-type="float" office:value="37491" table:style-name="ce6">
            <text:p>37,491<text:s/></text:p>
          </table:table-cell>
          <table:table-cell office:value-type="float" office:value="24136" table:style-name="ce6">
            <text:p>24,136<text:s/></text:p>
          </table:table-cell>
          <table:table-cell office:value-type="float" office:value="63101" table:style-name="ce6">
            <text:p>63,101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6932" table:style-name="ce6">
            <text:p>16,932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32495" table:style-name="ce6">
            <text:p>32,495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41223" table:style-name="ce6">
            <text:p>41,223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30690" table:style-name="ce6">
            <text:p>30,690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9895" table:style-name="ce6">
            <text:p>9,895<text:s/></text:p>
          </table:table-cell>
          <table:table-cell table:number-columns-repeated="16275"/>
        </table:table-row>
        <table:table-row table:style-name="ro2">
          <table:table-cell office:value-type="date" office:date-value="2019-08-28T00:00:00" table:style-name="ce5">
            <text:p>2019/8/28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43995" table:style-name="ce6">
            <text:p>43,995<text:s/></text:p>
          </table:table-cell>
          <table:table-cell office:value-type="float" office:value="49848" table:style-name="ce6">
            <text:p>49,848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7196" table:style-name="ce6">
            <text:p>17,196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34666" table:style-name="ce6">
            <text:p>34,666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37367" table:style-name="ce6">
            <text:p>37,367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22823" table:style-name="ce6">
            <text:p>22,823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159057" table:style-name="ce6">
            <text:p>159,057<text:s/></text:p>
          </table:table-cell>
          <table:table-cell office:value-type="float" office:value="44704" table:style-name="ce6">
            <text:p>44,704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32623" table:style-name="ce6">
            <text:p>32,623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31131" table:style-name="ce6">
            <text:p>31,131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6358" table:style-name="ce6">
            <text:p>36,358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5336" table:style-name="ce6">
            <text:p>15,336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1667" table:style-name="ce6">
            <text:p>21,667<text:s/></text:p>
          </table:table-cell>
          <table:table-cell office:value-type="float" office:value="26419" table:style-name="ce6">
            <text:p>26,419<text:s/></text:p>
          </table:table-cell>
          <table:table-cell office:value-type="float" office:value="32699" table:style-name="ce6">
            <text:p>32,699<text:s/></text:p>
          </table:table-cell>
          <table:table-cell office:value-type="float" office:value="41081" table:style-name="ce6">
            <text:p>41,081<text:s/></text:p>
          </table:table-cell>
          <table:table-cell office:value-type="float" office:value="43461" table:style-name="ce6">
            <text:p>43,461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31112" table:style-name="ce6">
            <text:p>31,112<text:s/></text:p>
          </table:table-cell>
          <table:table-cell office:value-type="float" office:value="76482" table:style-name="ce6">
            <text:p>76,482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36006" table:style-name="ce6">
            <text:p>36,006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24784" table:style-name="ce6">
            <text:p>24,784<text:s/></text:p>
          </table:table-cell>
          <table:table-cell office:value-type="float" office:value="64393" table:style-name="ce6">
            <text:p>64,393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7213" table:style-name="ce6">
            <text:p>17,213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32642" table:style-name="ce6">
            <text:p>32,642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42560" table:style-name="ce6">
            <text:p>42,560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27903" table:style-name="ce6">
            <text:p>27,90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30467" table:style-name="ce6">
            <text:p>30,467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9968" table:style-name="ce6">
            <text:p>9,968<text:s/></text:p>
          </table:table-cell>
          <table:table-cell table:number-columns-repeated="16275"/>
        </table:table-row>
        <table:table-row table:style-name="ro2">
          <table:table-cell office:value-type="date" office:date-value="2019-08-29T00:00:00" table:style-name="ce5">
            <text:p>2019/8/29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43894" table:style-name="ce6">
            <text:p>43,894<text:s/></text:p>
          </table:table-cell>
          <table:table-cell office:value-type="float" office:value="49172" table:style-name="ce6">
            <text:p>49,172<text:s/></text:p>
          </table:table-cell>
          <table:table-cell office:value-type="float" office:value="24139" table:style-name="ce6">
            <text:p>24,139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28524" table:style-name="ce6">
            <text:p>28,524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33659" table:style-name="ce6">
            <text:p>33,659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36707" table:style-name="ce6">
            <text:p>36,707<text:s/></text:p>
          </table:table-cell>
          <table:table-cell office:value-type="float" office:value="27667" table:style-name="ce6">
            <text:p>27,667<text:s/></text:p>
          </table:table-cell>
          <table:table-cell office:value-type="float" office:value="26256" table:style-name="ce6">
            <text:p>26,256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152206" table:style-name="ce6">
            <text:p>152,206<text:s/></text:p>
          </table:table-cell>
          <table:table-cell office:value-type="float" office:value="43374" table:style-name="ce6">
            <text:p>43,374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26347" table:style-name="ce6">
            <text:p>26,347<text:s/></text:p>
          </table:table-cell>
          <table:table-cell office:value-type="float" office:value="30331" table:style-name="ce6">
            <text:p>30,331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29968" table:style-name="ce6">
            <text:p>29,968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33757" table:style-name="ce6">
            <text:p>33,757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31789" table:style-name="ce6">
            <text:p>31,789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42681" table:style-name="ce6">
            <text:p>42,681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30574" table:style-name="ce6">
            <text:p>30,574<text:s/></text:p>
          </table:table-cell>
          <table:table-cell office:value-type="float" office:value="73122" table:style-name="ce6">
            <text:p>73,122<text:s/></text:p>
          </table:table-cell>
          <table:table-cell office:value-type="float" office:value="21116" table:style-name="ce6">
            <text:p>21,116<text:s/></text:p>
          </table:table-cell>
          <table:table-cell office:value-type="float" office:value="34113" table:style-name="ce6">
            <text:p>34,113<text:s/></text:p>
          </table:table-cell>
          <table:table-cell office:value-type="float" office:value="37302" table:style-name="ce6">
            <text:p>37,302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62827" table:style-name="ce6">
            <text:p>62,827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32242" table:style-name="ce6">
            <text:p>32,242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41389" table:style-name="ce6">
            <text:p>41,389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4872" table:style-name="ce6">
            <text:p>24,872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18101" table:style-name="ce6">
            <text:p>18,101<text:s/></text:p>
          </table:table-cell>
          <table:table-cell office:value-type="float" office:value="29639" table:style-name="ce6">
            <text:p>29,639<text:s/></text:p>
          </table:table-cell>
          <table:table-cell office:value-type="float" office:value="26489" table:style-name="ce6">
            <text:p>26,489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809" table:style-name="ce6">
            <text:p>9,809<text:s/></text:p>
          </table:table-cell>
          <table:table-cell table:number-columns-repeated="16275"/>
        </table:table-row>
        <table:table-row table:style-name="ro2">
          <table:table-cell office:value-type="date" office:date-value="2019-08-30T00:00:00" table:style-name="ce5">
            <text:p>2019/8/30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44578" table:style-name="ce6">
            <text:p>44,578<text:s/></text:p>
          </table:table-cell>
          <table:table-cell office:value-type="float" office:value="51865" table:style-name="ce6">
            <text:p>51,865<text:s/></text:p>
          </table:table-cell>
          <table:table-cell office:value-type="float" office:value="30124" table:style-name="ce6">
            <text:p>30,124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36063" table:style-name="ce6">
            <text:p>36,063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29811" table:style-name="ce6">
            <text:p>29,811<text:s/></text:p>
          </table:table-cell>
          <table:table-cell office:value-type="float" office:value="19937" table:style-name="ce6">
            <text:p>19,937<text:s/></text:p>
          </table:table-cell>
          <table:table-cell office:value-type="float" office:value="34718" table:style-name="ce6">
            <text:p>34,718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9056" table:style-name="ce6">
            <text:p>39,056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62496" table:style-name="ce6">
            <text:p>162,496<text:s/></text:p>
          </table:table-cell>
          <table:table-cell office:value-type="float" office:value="45191" table:style-name="ce6">
            <text:p>45,191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30839" table:style-name="ce6">
            <text:p>30,839<text:s/></text:p>
          </table:table-cell>
          <table:table-cell office:value-type="float" office:value="28706" table:style-name="ce6">
            <text:p>28,706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31516" table:style-name="ce6">
            <text:p>31,516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3396" table:style-name="ce6">
            <text:p>33,396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32986" table:style-name="ce6">
            <text:p>32,986<text:s/></text:p>
          </table:table-cell>
          <table:table-cell office:value-type="float" office:value="42994" table:style-name="ce6">
            <text:p>42,994<text:s/></text:p>
          </table:table-cell>
          <table:table-cell office:value-type="float" office:value="43932" table:style-name="ce6">
            <text:p>43,932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33579" table:style-name="ce6">
            <text:p>33,579<text:s/></text:p>
          </table:table-cell>
          <table:table-cell office:value-type="float" office:value="74924" table:style-name="ce6">
            <text:p>74,924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35554" table:style-name="ce6">
            <text:p>35,554<text:s/></text:p>
          </table:table-cell>
          <table:table-cell office:value-type="float" office:value="39345" table:style-name="ce6">
            <text:p>39,345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67471" table:style-name="ce6">
            <text:p>67,471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21887" table:style-name="ce6">
            <text:p>21,887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35509" table:style-name="ce6">
            <text:p>35,509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43710" table:style-name="ce6">
            <text:p>43,710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32107" table:style-name="ce6">
            <text:p>32,107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10520" table:style-name="ce6">
            <text:p>10,520<text:s/></text:p>
          </table:table-cell>
          <table:table-cell table:number-columns-repeated="16275"/>
        </table:table-row>
        <table:table-row table:style-name="ro2">
          <table:table-cell office:value-type="date" office:date-value="2019-08-31T00:00:00" table:style-name="ce5">
            <text:p>2019/8/31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51567" table:style-name="ce6">
            <text:p>51,567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30908" table:style-name="ce6">
            <text:p>30,908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3580" table:style-name="ce6">
            <text:p>33,580<text:s/></text:p>
          </table:table-cell>
          <table:table-cell office:value-type="float" office:value="23997" table:style-name="ce6">
            <text:p>23,997<text:s/></text:p>
          </table:table-cell>
          <table:table-cell office:value-type="float" office:value="21896" table:style-name="ce6">
            <text:p>21,896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74548" table:style-name="ce6">
            <text:p>174,548<text:s/></text:p>
          </table:table-cell>
          <table:table-cell office:value-type="float" office:value="47555" table:style-name="ce6">
            <text:p>47,555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41103" table:style-name="ce6">
            <text:p>41,103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31061" table:style-name="ce6">
            <text:p>31,061<text:s/></text:p>
          </table:table-cell>
          <table:table-cell office:value-type="float" office:value="41241" table:style-name="ce6">
            <text:p>41,241<text:s/></text:p>
          </table:table-cell>
          <table:table-cell office:value-type="float" office:value="36032" table:style-name="ce6">
            <text:p>36,032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32421" table:style-name="ce6">
            <text:p>32,421<text:s/></text:p>
          </table:table-cell>
          <table:table-cell office:value-type="float" office:value="81426" table:style-name="ce6">
            <text:p>81,426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36093" table:style-name="ce6">
            <text:p>36,093<text:s/></text:p>
          </table:table-cell>
          <table:table-cell office:value-type="float" office:value="34432" table:style-name="ce6">
            <text:p>34,432<text:s/></text:p>
          </table:table-cell>
          <table:table-cell office:value-type="float" office:value="20687" table:style-name="ce6">
            <text:p>20,687<text:s/></text:p>
          </table:table-cell>
          <table:table-cell office:value-type="float" office:value="58258" table:style-name="ce6">
            <text:p>58,258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34510" table:style-name="ce6">
            <text:p>34,510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8402" table:style-name="ce6">
            <text:p>8,402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0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162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9-09T09:09:09Z</meta:creation-date>
    <dc:date>2019-09-09T09:09:49Z</dc:date>
  </office:meta>
</office:document-meta>
</file>